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58.04pt"/>
    </style:style>
    <style:style style:name="co4" style:family="table-column">
      <style:table-column-properties fo:break-before="auto" style:column-width="771.39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878.34pt"/>
    </style:style>
    <style:style style:name="co7" style:family="table-column">
      <style:table-column-properties fo:break-before="auto" style:column-width="208.66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149.19pt"/>
    </style:style>
    <style:style style:name="co13" style:family="table-column">
      <style:table-column-properties fo:break-before="auto" style:column-width="932.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premier_exp_premier_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local_prediction</text:p>
          </table:table-cell>
          <table:table-cell office:value-type="string" calcext:value-type="string">
            <text:p>blackbox_prediction</text:p>
          </table:table-cell>
          <table:table-cell office:value-type="string" calcext:value-type="string">
            <text:p>explication_matrice_ids</text:p>
          </table:table-cell>
          <table:table-cell office:value-type="string" calcext:value-type="string">
            <text:p>coef_explication</text:p>
          </table:table-cell>
          <table:table-cell office:value-type="string" calcext:value-type="string">
            <text:p>mae_local_blackbox</text:p>
          </table:table-cell>
          <table:table-cell office:value-type="string" calcext:value-type="string">
            <text:p>movies_explication</text:p>
          </table:table-cell>
          <table:table-cell office:value-type="string" calcext:value-type="string">
            <text:p>movie_to_explain</text:p>
          </table:table-cell>
          <table:table-cell office:value-type="string" calcext:value-type="string">
            <text:p>user_mean</text:p>
          </table:table-cell>
          <table:table-cell office:value-type="string" calcext:value-type="string">
            <text:p>user_std</text:p>
          </table:table-cell>
          <table:table-cell office:value-type="string" calcext:value-type="string">
            <text:p>user_min</text:p>
          </table:table-cell>
          <table:table-cell office:value-type="string" calcext:value-type="string">
            <text:p>user_max</text:p>
          </table:table-cell>
          <table:table-cell office:value-type="string" calcext:value-type="string">
            <text:p>number_of_rated_item_by_user</text:p>
          </table:table-cell>
          <table:table-cell office:value-type="string" calcext:value-type="string">
            <text:p>top20film_genres_user</text:p>
          </table:table-cell>
          <table:table-cell office:value-type="string" calcext:value-type="string">
            <text:p>elapsed_time</text:p>
          </table:table-cell>
          <table:table-cell office:value-type="string" calcext:value-type="string">
            <text:p>pert_ratio</text:p>
          </table:table-cell>
        </table:table-row>
        <table:table-row table:style-name="ro1">
          <table:table-cell office:value-type="string" calcext:value-type="string">
            <text:p>[2.71956262]</text:p>
          </table:table-cell>
          <table:table-cell office:value-type="float" office:value="2.37497677829688" calcext:value-type="float">
            <text:p>2.37497677829688</text:p>
          </table:table-cell>
          <table:table-cell office:value-type="string" calcext:value-type="string">
            <text:p>[3099 2138 2993 2411 2735 2529 2538 3490 1329 1069]</text:p>
          </table:table-cell>
          <table:table-cell office:value-type="string" calcext:value-type="string">
            <text:p>[0.12949152 0.10872506 0.10247506 0.08553255 0.03451745 0.02811648 0.02696888 0.02317715 0.00323194 0.00167644]</text:p>
          </table:table-cell>
          <table:table-cell office:value-type="float" office:value="0.344585839990199" calcext:value-type="float">
            <text:p>0.344585839990199</text:p>
          </table:table-cell>
          <table:table-cell office:value-type="string" calcext:value-type="string">
            <text:p>[('Action|Comedy', 0.12949151966199007), ('Action|Comedy|Sci-Fi', 0.1087250597868987), ('Action|Crime', 0.10247505884933734), ('Drama|Romance', 0.08553255099523129), ('Drama', 0.03451744726362519), ('Comedy|Horror|Sci-Fi|Thriller', 0.028116475690950427), ('Crime|Drama|Thriller', 0.02696887702000783), ('Comedy|Drama|Romance', 0.023177154134227558), ('Crime|Drama|Film-Noir|Thriller', 0.0032319399752275746), ('Action|Crime|Sci-Fi', 0.001676440279919164)]</text:p>
          </table:table-cell>
          <table:table-cell office:value-type="string" calcext:value-type="string">
            <text:p>['Action|Adventure|Thriller']</text:p>
          </table:table-cell>
          <table:table-cell office:value-type="float" office:value="3.69646271510516" calcext:value-type="float">
            <text:p>3.69646271510516</text:p>
          </table:table-cell>
          <table:table-cell office:value-type="float" office:value="0.672369822243785" calcext:value-type="float">
            <text:p>0.67236982224378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['Adventure|Animation|Children|Drama|Musical|IMAX', 'Sci-Fi', 'Drama|Thriller', 'Comedy|Horror|Sci-Fi|Thriller', 'Action|Adventure|Sci-Fi|Thriller', 'Action|Adventure', 'Action|Adventure|Drama|Fantasy', 'Mystery|Thriller', 'Action|Adventure|Sci-Fi', 'Action|Sci-Fi|IMAX', 'Action|Comedy|Crime', 'Action|Crime|Sci-Fi', 'Crime|Drama|Film-Noir|Thriller', 'Mystery|Sci-Fi|Thriller', 'Comedy|Fantasy|Romance', 'Adventure|Fantasy', 'Action|Comedy|Sci-Fi', 'Comedy', 'Action|Crime|Film-Noir|Mystery|Thriller', 'Drama|Romance']</text:p>
          </table:table-cell>
          <table:table-cell office:value-type="float" office:value="28.9463562965393" calcext:value-type="float">
            <text:p>28.9463562965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.59772773]</text:p>
          </table:table-cell>
          <table:table-cell office:value-type="float" office:value="2.14382499091011" calcext:value-type="float">
            <text:p>2.14382499091011</text:p>
          </table:table-cell>
          <table:table-cell office:value-type="string" calcext:value-type="string">
            <text:p>[ <text:s/>81 <text:s/>478 <text:s text:c="2"/>34 <text:s text:c="2"/>15 <text:s text:c="2"/>68 <text:s/>187 <text:s/>121 <text:s/>726 1455 <text:s/>184]</text:p>
          </table:table-cell>
          <table:table-cell office:value-type="string" calcext:value-type="string">
            <text:p>[0.14826412 0.14579412 0.11094183 0.08073075 0.06187556 0.05431394 0.03548688 0.03429063 0.02604826 0.02179946]</text:p>
          </table:table-cell>
          <table:table-cell office:value-type="float" office:value="1.45390273844379" calcext:value-type="float">
            <text:p>1.45390273844379</text:p>
          </table:table-cell>
          <table:table-cell office:value-type="string" calcext:value-type="string">
            <text:p>[('Action|Sci-Fi|Thriller', 0.14826412303537523), ('Action|Sci-Fi', 0.14579411997613545), ('Crime|Horror|Thriller', 0.11094183018944223), ('Action|Adventure|Sci-Fi', 0.08073074570857025), ('Action|Adventure|Sci-Fi', 0.061875555807805405), ('Action|Adventure|Sci-Fi|Thriller', 0.05431394457718417), ('Action|Drama|War', 0.035486884448510635), ('Drama|Sci-Fi', 0.03429062591871744), ('Comedy', 0.02604825580742593), ('Drama|Romance', 0.021799460401613995)]</text:p>
          </table:table-cell>
          <table:table-cell office:value-type="string" calcext:value-type="string">
            <text:p>['Comedy']</text:p>
          </table:table-cell>
          <table:table-cell office:value-type="float" office:value="3.45501730103806" calcext:value-type="float">
            <text:p>3.45501730103806</text:p>
          </table:table-cell>
          <table:table-cell office:value-type="float" office:value="1.08571285547559" calcext:value-type="float">
            <text:p>1.085712855475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'Comedy', 'Action|Sci-Fi|Thriller', 'Action|Crime|Drama|Thriller', 'Action|Adventure|Comedy|Fantasy|Horror', 'Action|Adventure|Comedy', 'Action|Horror|Sci-Fi', 'Comedy|Drama', 'Comedy|Romance', 'Action|Sci-Fi', 'Comedy|Mystery|Thriller', 'Comedy', 'Action|Adventure|Fantasy', 'Adventure|Children|Comedy|Drama', 'Horror', 'Drama|Sci-Fi', 'Comedy|Drama', 'Action|Adventure|Sci-Fi', 'Drama', 'Comedy|Drama|Fantasy|Romance', 'Drama|Romance']</text:p>
          </table:table-cell>
          <table:table-cell office:value-type="float" office:value="22.4062170982361" calcext:value-type="float">
            <text:p>22.406217098236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[2.41954289]</text:p>
          </table:table-cell>
          <table:table-cell office:value-type="float" office:value="3.94474280755761" calcext:value-type="float">
            <text:p>3.94474280755761</text:p>
          </table:table-cell>
          <table:table-cell office:value-type="string" calcext:value-type="string">
            <text:p>[ <text:s/>68 <text:s/>192 <text:s text:c="2"/>15 <text:s text:c="2"/>73 <text:s/>166 <text:s/>753 <text:s/>774 <text:s text:c="3"/>3 9723 3247]</text:p>
          </table:table-cell>
          <table:table-cell office:value-type="string" calcext:value-type="string">
            <text:p>[0.36220639 0.33283659 0.19936472 0.19649369 0.165852 <text:s text:c="2"/>0.03276575 0.01539856 0.0057632 <text:s/>0. <text:s text:c="8"/>0. <text:s text:c="7"/>]</text:p>
          </table:table-cell>
          <table:table-cell office:value-type="float" office:value="1.52519991484324" calcext:value-type="float">
            <text:p>1.52519991484324</text:p>
          </table:table-cell>
          <table:table-cell office:value-type="string" calcext:value-type="string">
            <text:p>[('Action|Adventure|Sci-Fi', 0.3622063867732088), ('Action|Crime|Drama|Thriller', 0.33283659424168427), ('Action|Adventure|Sci-Fi', 0.1993647199492866), ('Action|Adventure|Sci-Fi', 0.19649369294507185), ('Action|Sci-Fi|Thriller', 0.16585199516581137), ('Adventure|Fantasy', 0.0327657474447257), ('Action|Adventure|Drama|Fantasy', 0.015398564325578458), ('Mystery|Thriller', 0.005763196541404036), ('Horror', 0.0), ('Crime|Drama', 0.0)]</text:p>
          </table:table-cell>
          <table:table-cell office:value-type="string" calcext:value-type="string">
            <text:p>['Action|Crime|Sci-Fi']</text:p>
          </table:table-cell>
          <table:table-cell office:value-type="float" office:value="2.36368477103301" calcext:value-type="float">
            <text:p>2.36368477103301</text:p>
          </table:table-cell>
          <table:table-cell office:value-type="float" office:value="1.08187293258993" calcext:value-type="float">
            <text:p>1.0818729325899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['Action|Crime|Drama|Thriller', 'Crime|Drama', 'Comedy|Crime', 'Action|Adventure|Sci-Fi', 'Comedy|Crime|Drama|Thriller', 'Action|Adventure|Comedy|Sci-Fi', 'Action|Sci-Fi|Thriller', 'Action|Adventure', 'Action|Animation|Sci-Fi|Thriller', 'Action|Adventure|Horror|Sci-Fi', 'Action|Drama|Thriller', 'Action|Adventure|Comedy|Sci-Fi', 'Action|Adventure|Animation|Sci-Fi', 'Adventure|Fantasy', 'Animation|Mystery|Sci-Fi', 'Comedy|Drama|Romance', 'Comedy|Drama|Romance', 'Adventure|Animation|Fantasy', 'Mystery|Sci-Fi|Thriller', 'Action|Adventure']</text:p>
          </table:table-cell>
          <table:table-cell office:value-type="float" office:value="22.2070913314819" calcext:value-type="float">
            <text:p>22.207091331481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[3.73390157]</text:p>
          </table:table-cell>
          <table:table-cell office:value-type="float" office:value="3.78550338218646" calcext:value-type="float">
            <text:p>3.78550338218646</text:p>
          </table:table-cell>
          <table:table-cell office:value-type="string" calcext:value-type="string">
            <text:p>[ 401 <text:s text:c="2"/>70 1103 1608 <text:s/>987 <text:s text:c="2"/>68 3243 3249 3248 3247]</text:p>
          </table:table-cell>
          <table:table-cell office:value-type="string" calcext:value-type="string">
            <text:p>[1.0757727 <text:s/>0.74964028 0.4197084 <text:s/>0.33298524 0.29790791 0.117403 0. <text:s text:c="8"/>0. <text:s text:c="8"/>0. <text:s text:c="8"/>0. <text:s text:c="7"/>]</text:p>
          </table:table-cell>
          <table:table-cell office:value-type="float" office:value="0.0516018076989235" calcext:value-type="float">
            <text:p>0.051601807698924</text:p>
          </table:table-cell>
          <table:table-cell office:value-type="string" calcext:value-type="string">
            <text:p>[('Drama|Horror|Mystery', 1.0757726999918413), ('Action|Adventure', 0.7496402795249552), ('Drama', 0.41970839899550155), ('Comedy|Drama|Romance', 0.3329852403171652), ('Drama|Romance', 0.297907910163998), ('Action|Adventure|Sci-Fi', 0.11740300344198691), ('Drama', 0.0), ('Drama', 0.0), ('Drama', 0.0), ('Crime|Drama', 0.0)]</text:p>
          </table:table-cell>
          <table:table-cell office:value-type="string" calcext:value-type="string">
            <text:p>['Drama|Romance']</text:p>
          </table:table-cell>
          <table:table-cell office:value-type="float" office:value="3.79411764705882" calcext:value-type="float">
            <text:p>3.79411764705882</text:p>
          </table:table-cell>
          <table:table-cell office:value-type="float" office:value="0.963431726715247" calcext:value-type="float">
            <text:p>0.9634317267152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'Drama', 'Drama|Mystery', 'Drama|Horror|Mystery', 'Comedy|Drama|Romance', 'Comedy|Drama|Romance|War', 'Drama', 'Drama', 'Comedy|Drama|War', 'Drama|Thriller', 'Comedy|Drama', 'Drama|Mystery|Romance|Thriller', 'Drama|War', 'Adventure|Drama|IMAX', 'Drama|Sci-Fi', 'Comedy|Romance', 'Action|Crime|Drama|Thriller', 'Drama', 'Drama', 'Drama', 'Comedy|Romance']</text:p>
          </table:table-cell>
          <table:table-cell office:value-type="float" office:value="23.4621751308441" calcext:value-type="float">
            <text:p>23.462175130844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[3.51686448]</text:p>
          </table:table-cell>
          <table:table-cell office:value-type="float" office:value="3.45598153362796" calcext:value-type="float">
            <text:p>3.45598153362796</text:p>
          </table:table-cell>
          <table:table-cell office:value-type="string" calcext:value-type="string">
            <text:p>[2150 <text:s text:c="2"/>68 1721 1110 <text:s/>987 2145 <text:s text:c="2"/>17 1180 3203 3236]</text:p>
          </table:table-cell>
          <table:table-cell office:value-type="string" calcext:value-type="string">
            <text:p>[2.00918173 0.93735485 0.8022553 <text:s/>0.39994572 0.37371466 0.26723397 0.24156762 0.16943269 0. <text:s text:c="8"/>0. <text:s text:c="7"/>]</text:p>
          </table:table-cell>
          <table:table-cell office:value-type="float" office:value="0.0608829445265102" calcext:value-type="float">
            <text:p>0.06088294452651</text:p>
          </table:table-cell>
          <table:table-cell office:value-type="string" calcext:value-type="string">
            <text:p>[('Comedy', 2.0091817322189494), ('Action|Adventure|Sci-Fi', 0.9373548497477409), ('Adventure|Drama|Sci-Fi', 0.8022553042304272), ('Drama', 0.3999457232043902), ('Drama|Romance', 0.37371465570204726), ('Action|Adventure|Drama', 0.2672339725045319), ('Action|Adventure|Sci-Fi', 0.2415676155801888), ('Action|Western', 0.16943269339663386), ('Drama|Horror|Mystery|Thriller', 0.0), ('Comedy|Sci-Fi', 0.0)]</text:p>
          </table:table-cell>
          <table:table-cell office:value-type="string" calcext:value-type="string">
            <text:p>['Comedy|Sci-Fi']</text:p>
          </table:table-cell>
          <table:table-cell office:value-type="float" office:value="3.54814814814815" calcext:value-type="float">
            <text:p>3.54814814814815</text:p>
          </table:table-cell>
          <table:table-cell office:value-type="float" office:value="1.05912975121275" calcext:value-type="float">
            <text:p>1.059129751212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'Drama|Musical|Romance', 'Action|Adventure|Drama|War', 'Comedy|Drama|Romance|War', 'Comedy|Western', 'Adventure|Comedy|Sci-Fi', 'Action|Adventure|Sci-Fi', 'Animation|Children|Comedy|Crime', 'Action|Adventure|Drama', 'Comedy|Crime|Mystery|Romance|Thriller', 'Drama', 'Action|Adventure', 'Action|Adventure|Comedy|Fantasy|Romance', 'Drama|Romance', 'Children|Drama|Sci-Fi', 'Drama', 'Animation|Children|Comedy', 'Adventure|Comedy|Fantasy', 'Comedy', 'Musical|Romance', 'Children|Drama']</text:p>
          </table:table-cell>
          <table:table-cell office:value-type="float" office:value="23.5332250595093" calcext:value-type="float">
            <text:p>23.5332250595093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[4.45407458]</text:p>
          </table:table-cell>
          <table:table-cell office:value-type="float" office:value="4.03007896879343" calcext:value-type="float">
            <text:p>4.03007896879343</text:p>
          </table:table-cell>
          <table:table-cell office:value-type="string" calcext:value-type="string">
            <text:p>[1146 <text:s/>927 <text:s/>232 1129 1059 <text:s/>251 3240 3241 3242 3243]</text:p>
          </table:table-cell>
          <table:table-cell office:value-type="string" calcext:value-type="string">
            <text:p>[3.6859312 <text:s/>2.67781026 2.2211907 <text:s/>1.43455434 0.7851604 <text:s/>0.02481168 0. <text:s text:c="8"/>0. <text:s text:c="8"/>0. <text:s text:c="8"/>0. <text:s text:c="7"/>]</text:p>
          </table:table-cell>
          <table:table-cell office:value-type="float" office:value="0.423995606844264" calcext:value-type="float">
            <text:p>0.423995606844264</text:p>
          </table:table-cell>
          <table:table-cell office:value-type="string" calcext:value-type="string">
            <text:p>[('Action|Adventure|Crime|Drama|Thriller', 3.6859312026021356), ('Action|Crime|Mystery|Thriller', 2.6778102592640747), ('Crime|Drama', 2.2211906982285354), ('Drama|Romance|Sci-Fi', 1.4345543412654724), ('Comedy|Drama|Romance', 0.7851604025490739), ('Action|Drama|Western', 0.024811678853087885), ('Comedy|Romance', 0.0), ('Drama', 0.0), ('Comedy', 0.0), ('Drama', 0.0)]</text:p>
          </table:table-cell>
          <table:table-cell office:value-type="string" calcext:value-type="string">
            <text:p>['Action|Adventure|Fantasy']</text:p>
          </table:table-cell>
          <table:table-cell office:value-type="float" office:value="4.11634349030471" calcext:value-type="float">
            <text:p>4.11634349030471</text:p>
          </table:table-cell>
          <table:table-cell office:value-type="float" office:value="0.612346590901241" calcext:value-type="float">
            <text:p>0.61234659090124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['Comedy', 'Action|Comedy|Crime|Drama', 'Comedy|Drama|Fantasy|Mystery|Romance', 'Drama', 'Animation|Romance', 'Comedy|Drama|Romance', 'Action|Drama|War', 'Comedy|Crime|Drama', 'Documentary', 'Comedy|Crime|Drama', 'Comedy|Drama|Thriller', 'Adventure|Animation|Sci-Fi', 'Documentary', 'Action|Crime|Drama|Thriller', 'Drama', 'Adventure|Animation|Children|Fantasy|IMAX', 'Animation|Children', 'Documentary', 'Action|Adventure|Drama|War', 'Comedy|Crime|Romance']</text:p>
          </table:table-cell>
          <table:table-cell office:value-type="float" office:value="21.3523507118225" calcext:value-type="float">
            <text:p>21.352350711822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[3.08977765]</text:p>
          </table:table-cell>
          <table:table-cell office:value-type="float" office:value="4.50179483030639" calcext:value-type="float">
            <text:p>4.50179483030639</text:p>
          </table:table-cell>
          <table:table-cell office:value-type="string" calcext:value-type="string">
            <text:p>[ <text:s/>73 2265 <text:s text:c="2"/>15 <text:s/>166 <text:s/>770 <text:s text:c="2"/>68 <text:s/>192 <text:s text:c="2"/>20 <text:s text:c="3"/>0 <text:s/>444]</text:p>
          </table:table-cell>
          <table:table-cell office:value-type="string" calcext:value-type="string">
            <text:p>[0.16592661 0.10672819 0.10297446 0.09752338 0.09513571 0.08277318 0.06582734 0.01474613 0.00863069 0.00644268]</text:p>
          </table:table-cell>
          <table:table-cell office:value-type="float" office:value="1.41201717753303" calcext:value-type="float">
            <text:p>1.41201717753303</text:p>
          </table:table-cell>
          <table:table-cell office:value-type="string" calcext:value-type="string">
            <text:p>[('Action|Adventure|Sci-Fi', 0.16592660767715134), ('Comedy|Horror', 0.10672818675435904), ('Action|Adventure|Sci-Fi', 0.10297445928917391), ('Action|Sci-Fi|Thriller', 0.09752338162248615), ('Action|Adventure|Comedy|Fantasy', 0.09513571466486062), ('Action|Adventure|Sci-Fi', 0.08277318233677552), ('Action|Crime|Drama|Thriller', 0.06582733928585456), ('Comedy|Drama|Romance|War', 0.014746126883751248), ('Adventure|Animation|Children|Comedy|Fantasy', 0.00863068932575314), ('Mystery|Thriller', 0.006442677561247778)]</text:p>
          </table:table-cell>
          <table:table-cell office:value-type="string" calcext:value-type="string">
            <text:p>['Action|Adventure|Thriller']</text:p>
          </table:table-cell>
          <table:table-cell office:value-type="float" office:value="2.84737124463519" calcext:value-type="float">
            <text:p>2.84737124463519</text:p>
          </table:table-cell>
          <table:table-cell office:value-type="float" office:value="1.02942938043456" calcext:value-type="float">
            <text:p>1.0294293804345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['Adventure|Animation|Children|Comedy|Fantasy', 'Comedy|Musical', 'Crime|Drama', 'Crime|Drama', 'Action|Adventure|Sci-Fi', 'Comedy', 'Children|Comedy|Fantasy|Musical', 'Action|Adventure', 'Action|Comedy|Sci-Fi', 'Action|Adventure|Sci-Fi', 'Adventure|Comedy|Fantasy', 'Action|Western', 'Action|Adventure', 'Crime|Mystery|Thriller', 'Comedy', 'Action|Comedy', 'Action|Drama|War', 'Adventure|Western', 'Adventure|Children|Musical', 'Comedy|Romance']</text:p>
          </table:table-cell>
          <table:table-cell office:value-type="float" office:value="19.7951004505157" calcext:value-type="float">
            <text:p>19.795100450515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[2.48113877]</text:p>
          </table:table-cell>
          <table:table-cell office:value-type="float" office:value="2.89408608944383" calcext:value-type="float">
            <text:p>2.89408608944383</text:p>
          </table:table-cell>
          <table:table-cell office:value-type="string" calcext:value-type="string">
            <text:p>[ 121 <text:s/>134 <text:s/>126 <text:s text:c="2"/>26 <text:s text:c="2"/>68 <text:s/>727 <text:s text:c="2"/>15 <text:s text:c="2"/>70 3260 3263]</text:p>
          </table:table-cell>
          <table:table-cell office:value-type="string" calcext:value-type="string">
            <text:p>[1.58722552 1.50311353 1.48965218 0.80864918 0.79699148 0.7375925 0.42314286 0.11016404 0. <text:s text:c="8"/>0. <text:s text:c="7"/>]</text:p>
          </table:table-cell>
          <table:table-cell office:value-type="float" office:value="0.412947321888545" calcext:value-type="float">
            <text:p>0.412947321888545</text:p>
          </table:table-cell>
          <table:table-cell office:value-type="string" calcext:value-type="string">
            <text:p>[('Action|Drama|War', 1.5872255170240364), ('Action|Adventure|Fantasy', 1.5031135253499501), ('Action|Crime|Drama|Mystery|Thriller', 1.489652178065451), ('Action|Adventure|Sci-Fi|Thriller', 0.8086491811163256), ('Action|Adventure|Sci-Fi', 0.7969914812447746), ('Action|Adventure|Thriller', 0.7375924982183423), ('Action|Adventure|Sci-Fi', 0.4231428620181415), ('Action|Adventure', 0.11016404104437644), ('Drama|Sci-Fi|Thriller', 0.0), ('Action|Western', 0.0)]</text:p>
          </table:table-cell>
          <table:table-cell office:value-type="string" calcext:value-type="string">
            <text:p>['Action|Thriller']</text:p>
          </table:table-cell>
          <table:table-cell office:value-type="float" office:value="2.76182707993475" calcext:value-type="float">
            <text:p>2.76182707993475</text:p>
          </table:table-cell>
          <table:table-cell office:value-type="float" office:value="0.873038938446153" calcext:value-type="float">
            <text:p>0.8730389384461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['Comedy|Musical|Romance', 'Comedy|Crime', 'Action|Adventure|Mystery|Thriller', 'Action|Adventure|Fantasy', 'Adventure|Animation|Children|Comedy|Fantasy', 'Comedy|Drama', 'Action|Adventure|Thriller', 'Adventure|Comedy|Sci-Fi', 'Comedy|Horror', 'Action|Comedy|Sci-Fi', 'Action|Adventure|Sci-Fi', 'Comedy|Drama', 'Action|Comedy|Crime|Drama|Sci-Fi', 'Comedy|Crime|Drama|Thriller', 'Action|Adventure', 'Action|Adventure|Sci-Fi', 'Action|Adventure', 'Action|Adventure|Sci-Fi', 'Action|Drama', 'Comedy|Drama']</text:p>
          </table:table-cell>
          <table:table-cell office:value-type="float" office:value="21.6015944480896" calcext:value-type="float">
            <text:p>21.601594448089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[4.5839122]</text:p>
          </table:table-cell>
          <table:table-cell office:value-type="float" office:value="3.9234380478778" calcext:value-type="float">
            <text:p>3.9234380478778</text:p>
          </table:table-cell>
          <table:table-cell office:value-type="string" calcext:value-type="string">
            <text:p>[ 203 <text:s/>192 <text:s/>232 <text:s/>244 <text:s/>238 1081 1055 <text:s text:c="2"/>20 <text:s/>166 <text:s/>754]</text:p>
          </table:table-cell>
          <table:table-cell office:value-type="string" calcext:value-type="string">
            <text:p>[0.3130264 <text:s/>0.17575467 0.16929737 0.14064277 0.06752179 0.05505808 0.04974559 0.03989202 0.0374693 <text:s/>0.0274088 ]</text:p>
          </table:table-cell>
          <table:table-cell office:value-type="float" office:value="0.660474151500778" calcext:value-type="float">
            <text:p>0.660474151500778</text:p>
          </table:table-cell>
          <table:table-cell office:value-type="string" calcext:value-type="string">
            <text:p>[('Crime|Drama', 0.3130263967941667), ('Action|Crime|Drama|Thriller', 0.17575467499378628), ('Crime|Drama', 0.16929736807783055), ('Action|Crime|Drama|Mystery|Sci-Fi|Thriller|IMAX', 0.14064277059797997), ('Action|Crime|Drama|IMAX', 0.06752179413642752), ('Action|Adventure|Comedy|Sci-Fi', 0.05505808094425434), ('Adventure|Animation|Children|Romance|Sci-Fi', 0.04974559470370986), ('Comedy|Drama|Romance|War', 0.03989201564288933), ('Action|Sci-Fi|Thriller', 0.03746929578993313), ('Drama|Romance', 0.0274088014389836)]</text:p>
          </table:table-cell>
          <table:table-cell office:value-type="string" calcext:value-type="string">
            <text:p>['Comedy|Drama|Romance']</text:p>
          </table:table-cell>
          <table:table-cell office:value-type="float" office:value="3.85972222222222" calcext:value-type="float">
            <text:p>3.85972222222222</text:p>
          </table:table-cell>
          <table:table-cell office:value-type="float" office:value="0.801328709467771" calcext:value-type="float">
            <text:p>0.80132870946777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'Action|Crime|Drama|Thriller', 'Drama|Sci-Fi|Thriller', 'Comedy|Drama|Fantasy|Romance', 'Horror|Mystery|Thriller', 'Comedy', 'Animation|Comedy', 'Drama|Horror|Mystery|Sci-Fi|Thriller', 'Drama', 'Drama|Fantasy|Musical|Romance', 'Drama|Thriller', 'Animation|Drama|Fantasy', 'Drama', 'Drama|Romance', 'Action|Comedy', 'Action|Sci-Fi|Thriller', 'Crime|Drama|Mystery|Thriller', 'Drama|Mystery|Thriller', 'Comedy|Drama|Romance', 'Action|Sci-Fi|Thriller', 'Drama']</text:p>
          </table:table-cell>
          <table:table-cell office:value-type="float" office:value="23.2488722801209" calcext:value-type="float">
            <text:p>23.248872280120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[3.92893694]</text:p>
          </table:table-cell>
          <table:table-cell office:value-type="float" office:value="3.76195469522217" calcext:value-type="float">
            <text:p>3.76195469522217</text:p>
          </table:table-cell>
          <table:table-cell office:value-type="string" calcext:value-type="string">
            <text:p>[463 <text:s/>16 530 <text:s text:c="2"/>2 232 490 <text:s text:c="2"/>3 <text:s/>25 <text:s/>19 <text:s/>42]</text:p>
          </table:table-cell>
          <table:table-cell office:value-type="string" calcext:value-type="string">
            <text:p>[0.24983934 0.21002773 0.17233161 0.09333625 0.08175434 0.08136194 0.07967084 0.0496654 <text:s/>0.03807724 0.00945254]</text:p>
          </table:table-cell>
          <table:table-cell office:value-type="float" office:value="0.166982247428798" calcext:value-type="float">
            <text:p>0.166982247428798</text:p>
          </table:table-cell>
          <table:table-cell office:value-type="string" calcext:value-type="string">
            <text:p>[('Adventure|Drama|IMAX', 0.24983933784564463), ('Comedy|Crime|Drama|Thriller', 0.2100277273017346), ('Drama|Thriller|War', 0.17233160551990492), ('Action|Crime|Thriller', 0.0933362499125212), ('Crime|Drama', 0.08175434009745719), ('Crime|Drama', 0.08136193819830549), ('Mystery|Thriller', 0.0796708353309275), ('Thriller', 0.04966539618799775), ('Action|Crime|Drama|Thriller', 0.03807723745751762), ('Action|Adventure|Sci-Fi|Thriller', 0.009452538844159418)]</text:p>
          </table:table-cell>
          <table:table-cell office:value-type="string" calcext:value-type="string">
            <text:p>['Action|Drama|War']</text:p>
          </table:table-cell>
          <table:table-cell office:value-type="float" office:value="3.29310344827586" calcext:value-type="float">
            <text:p>3.29310344827586</text:p>
          </table:table-cell>
          <table:table-cell office:value-type="float" office:value="0.830633756582476" calcext:value-type="float">
            <text:p>0.8306337565824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'Action|Crime|Thriller', 'Crime|Drama', 'Crime|Drama', 'Drama', 'Adventure|Animation|Children|Comedy|Fantasy', 'Comedy|Romance', 'Action|Adventure|Sci-Fi|Thriller', 'Comedy|Drama|Romance', 'Comedy|Romance', 'Adventure|Drama|Western', 'Comedy|Drama|Romance', 'Drama|Romance', 'Comedy|Drama|Romance|War', 'Comedy|Crime|Drama|Thriller', 'Comedy', 'Crime|Thriller', 'Drama', 'Action|Crime|Thriller', 'Comedy|Romance', 'Action|Drama|War']</text:p>
          </table:table-cell>
          <table:table-cell office:value-type="float" office:value="19.67649269104" calcext:value-type="float">
            <text:p>19.676492691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[3.51468114]</text:p>
          </table:table-cell>
          <table:table-cell office:value-type="float" office:value="3.61404563343182" calcext:value-type="float">
            <text:p>3.61404563343182</text:p>
          </table:table-cell>
          <table:table-cell office:value-type="string" calcext:value-type="string">
            <text:p>[ 353 <text:s/>381 <text:s/>162 5193 <text:s/>322 1028 3240 3245 3244 3243]</text:p>
          </table:table-cell>
          <table:table-cell office:value-type="string" calcext:value-type="string">
            <text:p>[2.68709493e+00 1.55922135e+00 6.79076720e-01 6.69492657e-01 1.46669041e-01 2.29636554e-04 0.00000000e+00 0.00000000e+00 0.00000000e+00 0.00000000e+00]</text:p>
          </table:table-cell>
          <table:table-cell office:value-type="float" office:value="0.0993644896506991" calcext:value-type="float">
            <text:p>0.099364489650699</text:p>
          </table:table-cell>
          <table:table-cell office:value-type="string" calcext:value-type="string">
            <text:p>[('Drama', 2.6870949312285197), ('Comedy|Drama', 1.5592213491570162), ('Comedy|Crime', 0.679076720035641), ('Drama|Romance', 0.6694926567605746), ('Adventure|Animation|Children|Comedy|Musical', 0.14666904067568834), ('Action|Adventure|Horror|Sci-Fi', 0.00022963655352534196), ('Comedy|Romance', 0.0), ('Drama', 0.0), ('Action|Crime|Drama', 0.0), ('Drama', 0.0)]</text:p>
          </table:table-cell>
          <table:table-cell office:value-type="string" calcext:value-type="string">
            <text:p>['Comedy']</text:p>
          </table:table-cell>
          <table:table-cell office:value-type="float" office:value="3.60869565217391" calcext:value-type="float">
            <text:p>3.60869565217391</text:p>
          </table:table-cell>
          <table:table-cell office:value-type="float" office:value="0.706438122142257" calcext:value-type="float">
            <text:p>0.7064381221422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'Comedy|Crime', 'Action|Adventure|Sci-Fi', 'Adventure|Animation|Children', 'Action|Adventure|Comedy', 'Comedy|Romance', 'Comedy', 'Action|Drama|War', 'Comedy', 'Adventure|Animation|Children|Comedy', 'Action|Adventure|Drama', 'Action|Thriller|War', 'Action|Crime|Drama|Thriller', 'Adventure|Comedy|Fantasy', 'Comedy', 'Comedy|Romance', 'Comedy|Drama|Romance', 'Action|Crime|Thriller', 'Adventure|Comedy|Sci-Fi', 'Action|Adventure|Sci-Fi', 'Action|Adventure|Sci-Fi']</text:p>
          </table:table-cell>
          <table:table-cell office:value-type="float" office:value="18.9894833564758" calcext:value-type="float">
            <text:p>18.989483356475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[3.35872168]</text:p>
          </table:table-cell>
          <table:table-cell office:value-type="float" office:value="3.8393044329865" calcext:value-type="float">
            <text:p>3.8393044329865</text:p>
          </table:table-cell>
          <table:table-cell office:value-type="string" calcext:value-type="string">
            <text:p>[1039 <text:s text:c="2"/>68 <text:s/>232 <text:s/>166 3242 3248 3247 3246 3245 3244]</text:p>
          </table:table-cell>
          <table:table-cell office:value-type="string" calcext:value-type="string">
            <text:p>[5.99481857 4.72529578 2.93437357 0.75596912 0. <text:s text:c="8"/>0. 0. <text:s text:c="8"/>0. <text:s text:c="8"/>0. <text:s text:c="8"/>0. <text:s text:c="7"/>]</text:p>
          </table:table-cell>
          <table:table-cell office:value-type="float" office:value="0.480582754670834" calcext:value-type="float">
            <text:p>0.480582754670834</text:p>
          </table:table-cell>
          <table:table-cell office:value-type="string" calcext:value-type="string">
            <text:p>[('Drama|Thriller', 5.994818566640661), ('Action|Adventure|Sci-Fi', 4.725295783842076), ('Crime|Drama', 2.9343735691359263), ('Action|Sci-Fi|Thriller', 0.7559691246081692), ('Comedy', 0.0), ('Drama', 0.0), ('Crime|Drama', 0.0), ('Comedy', 0.0), ('Drama', 0.0), ('Action|Crime|Drama', 0.0)]</text:p>
          </table:table-cell>
          <table:table-cell office:value-type="string" calcext:value-type="string">
            <text:p>['Drama|Romance']</text:p>
          </table:table-cell>
          <table:table-cell office:value-type="float" office:value="3.85945945945946" calcext:value-type="float">
            <text:p>3.85945945945946</text:p>
          </table:table-cell>
          <table:table-cell office:value-type="float" office:value="1.09135657201273" calcext:value-type="float">
            <text:p>1.091356572012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'Adventure|Animation|Children|Comedy|Fantasy', 'Comedy|Drama', 'Drama', 'Comedy|Romance', 'Adventure|Animation|Children|Comedy|Fantasy', 'Drama', 'Children|Comedy|Romance', 'Comedy|Drama|Romance', 'Action|Adventure', 'Comedy|Drama', 'Comedy|Crime', 'Drama', 'Children|Drama|Sci-Fi', 'Children|Comedy|Fantasy', 'Comedy|Fantasy', 'Thriller', 'Children|Comedy|Fantasy|Musical', 'Drama|Mystery', 'Adventure|Children|Fantasy|Musical', 'Comedy|Fantasy']</text:p>
          </table:table-cell>
          <table:table-cell office:value-type="float" office:value="20.235759973526" calcext:value-type="float">
            <text:p>20.23575997352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[4.2710292]</text:p>
          </table:table-cell>
          <table:table-cell office:value-type="float" office:value="3.99472329988135" calcext:value-type="float">
            <text:p>3.99472329988135</text:p>
          </table:table-cell>
          <table:table-cell office:value-type="string" calcext:value-type="string">
            <text:p>[ 253 1101 <text:s/>244 <text:s text:c="2"/>28 <text:s/>232 <text:s/>203 <text:s text:c="2"/>34 <text:s/>237 3248 3247]</text:p>
          </table:table-cell>
          <table:table-cell office:value-type="string" calcext:value-type="string">
            <text:p>[0.81888248 0.68770524 0.47058034 0.4626134 <text:s/>0.32422671 0.17716225 0.10047792 0.0106531 <text:s/>0. <text:s text:c="8"/>0. <text:s text:c="7"/>]</text:p>
          </table:table-cell>
          <table:table-cell office:value-type="float" office:value="0.276305900566563" calcext:value-type="float">
            <text:p>0.276305900566563</text:p>
          </table:table-cell>
          <table:table-cell office:value-type="string" calcext:value-type="string">
            <text:p>[('Sci-Fi|IMAX', 0.8188824778298214), ('Drama', 0.6877052403856171), ('Action|Crime|Drama|Mystery|Sci-Fi|Thriller|IMAX', 0.4705803441261579), ('Drama|War', 0.46261340307665044), ('Crime|Drama', 0.3242267109781881), ('Crime|Drama', 0.17716224719087215), ('Crime|Horror|Thriller', 0.10047791709250405), ('Crime|Drama|Thriller', 0.010653099393266138), ('Drama', 0.0), ('Crime|Drama', 0.0)]</text:p>
          </table:table-cell>
          <table:table-cell office:value-type="string" calcext:value-type="string">
            <text:p>['Adventure|Drama|Thriller']</text:p>
          </table:table-cell>
          <table:table-cell office:value-type="float" office:value="4.07008086253369" calcext:value-type="float">
            <text:p>4.07008086253369</text:p>
          </table:table-cell>
          <table:table-cell office:value-type="float" office:value="0.761573590064606" calcext:value-type="float">
            <text:p>0.7615735900646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['Crime|Drama|Thriller', 'Drama|Horror|Thriller', 'Drama|Mystery|Sci-Fi|Thriller', 'Adventure|Animation|Children|Comedy|Drama|Fantasy', 'Action|Sci-Fi|Thriller', 'Drama', 'Crime|Drama|Thriller', 'Comedy|Romance', 'Action|Adventure|Crime|Drama|Thriller', 'Crime|Drama', 'Comedy|Romance', 'Drama|War', 'Action|Crime|Drama|Thriller|War', 'Drama|Thriller', 'Crime|Drama|Thriller', 'Action|Drama|War', 'Drama', 'Comedy|Crime', 'Comedy|Drama', 'Crime|Film-Noir|Mystery|Thriller']</text:p>
          </table:table-cell>
          <table:table-cell office:value-type="float" office:value="18.8696599006653" calcext:value-type="float">
            <text:p>18.869659900665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[4.6403041]</text:p>
          </table:table-cell>
          <table:table-cell office:value-type="float" office:value="3.75857474281293" calcext:value-type="float">
            <text:p>3.75857474281293</text:p>
          </table:table-cell>
          <table:table-cell office:value-type="string" calcext:value-type="string">
            <text:p>[238 <text:s/>16 192 <text:s/>85 <text:s/>68 <text:s text:c="2"/>4 277 806 249 <text:s/>15]</text:p>
          </table:table-cell>
          <table:table-cell office:value-type="string" calcext:value-type="string">
            <text:p>[0.22306095 0.20658362 0.17068218 0.12662046 0.09614851 0.0349536 0.03316602 0.01783809 0.01581731 0.00319008]</text:p>
          </table:table-cell>
          <table:table-cell office:value-type="float" office:value="0.881729354946685" calcext:value-type="float">
            <text:p>0.881729354946685</text:p>
          </table:table-cell>
          <table:table-cell office:value-type="string" calcext:value-type="string">
            <text:p>[('Action|Crime|Drama|IMAX', 0.2230609486280385), ('Comedy|Crime|Drama|Thriller', 0.20658361916450738), ('Action|Crime|Drama|Thriller', 0.17068217800562255), ('Adventure|Comedy|Sci-Fi', 0.12662046243548444), ('Action|Adventure|Sci-Fi', 0.09614850845037624), ('Crime|Mystery|Thriller', 0.0349535984934074), ('Drama', 0.03316602473458743), ('Action|Crime|Film-Noir|Mystery|Thriller', 0.01783808870612028), ('Action|Adventure|Crime|IMAX', 0.015817310375552795), ('Action|Adventure|Sci-Fi', 0.003190080558226187)]</text:p>
          </table:table-cell>
          <table:table-cell office:value-type="string" calcext:value-type="string">
            <text:p>['Adventure|Animation|Children|Drama']</text:p>
          </table:table-cell>
          <table:table-cell office:value-type="float" office:value="3.6309963099631" calcext:value-type="float">
            <text:p>3.6309963099631</text:p>
          </table:table-cell>
          <table:table-cell office:value-type="float" office:value="1.03731065670337" calcext:value-type="float">
            <text:p>1.0373106567033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['Adventure|Animation|Children|Comedy|Fantasy', 'Action|Crime|Film-Noir|Mystery|Thriller', 'Action|Animation|Comedy', 'Action|Adventure|Thriller', 'Action|Drama|War', 'Action|Adventure', 'Action|Adventure|Animation|Children|Comedy|Fantasy', 'Action|Adventure|Sci-Fi', 'Adventure|Comedy|Fantasy', 'Animation|Comedy', 'Adventure|Comedy|Sci-Fi', 'Comedy', 'Action|Adventure|Crime|IMAX', 'Comedy', 'Comedy|Documentary', 'Comedy', 'Comedy|Drama', 'Action|Crime|Drama|Thriller', 'Drama|Romance', 'Drama']</text:p>
          </table:table-cell>
          <table:table-cell office:value-type="float" office:value="17.2983467578888" calcext:value-type="float">
            <text:p>17.298346757888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[3.36706172]</text:p>
          </table:table-cell>
          <table:table-cell office:value-type="float" office:value="3.41185622789425" calcext:value-type="float">
            <text:p>3.41185622789425</text:p>
          </table:table-cell>
          <table:table-cell office:value-type="string" calcext:value-type="string">
            <text:p>[ 774 <text:s/>754 <text:s text:c="2"/>20 <text:s/>744 <text:s text:c="2"/>28 <text:s/>753 <text:s/>764 <text:s/>770 3260 3239]</text:p>
          </table:table-cell>
          <table:table-cell office:value-type="string" calcext:value-type="string">
            <text:p>[0.21056139 0.16710571 0.11915872 0.10731264 0.09443608 0.06163395 0.04956677 0.02808744 0. <text:s text:c="8"/>0. <text:s text:c="7"/>]</text:p>
          </table:table-cell>
          <table:table-cell office:value-type="float" office:value="0.044794508058053" calcext:value-type="float">
            <text:p>0.044794508058053</text:p>
          </table:table-cell>
          <table:table-cell office:value-type="string" calcext:value-type="string">
            <text:p>[('Action|Adventure|Drama|Fantasy', 0.21056139368884577), ('Drama|Romance', 0.167105707500595), ('Comedy|Drama|Romance|War', 0.11915872388260935), ('Adventure|Animation|Children|Comedy|Fantasy|Romance', 0.10731263751870887), ('Drama|War', 0.09443608199005021), ('Adventure|Fantasy', 0.061633946282577456), ('Adventure|Fantasy', 0.049566766346339684), ('Action|Adventure|Comedy|Fantasy', 0.028087437452327165), ('Drama|Sci-Fi|Thriller', 0.0), ('Action|Crime|Drama', 0.0)]</text:p>
          </table:table-cell>
          <table:table-cell office:value-type="string" calcext:value-type="string">
            <text:p>['Comedy|Romance']</text:p>
          </table:table-cell>
          <table:table-cell office:value-type="float" office:value="3.35511811023622" calcext:value-type="float">
            <text:p>3.35511811023622</text:p>
          </table:table-cell>
          <table:table-cell office:value-type="float" office:value="0.865953451260955" calcext:value-type="float">
            <text:p>0.86595345126095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['Action|Adventure|Comedy|Fantasy', 'Action|Sci-Fi', 'Action|Adventure|Animation|Children|Comedy', 'Comedy|Drama|Romance', 'Adventure|Animation|Children|Comedy|Musical|Romance', 'Action|Adventure|Sci-Fi', 'Action|Adventure|Drama', 'Action|Adventure|Drama', 'Action|Comedy|Crime|Drama|Thriller', 'Comedy|Documentary', 'Action|Fantasy|War|IMAX', 'Action|Adventure|Comedy|Romance|Thriller', 'Action|Drama|Romance', 'Crime|Drama', 'Action|Adventure|Drama', 'Action|Sci-Fi|Thriller', 'Crime|Film-Noir|Mystery|Thriller', 'Action|Romance|War|Western', 'Action|Adventure|Animation|Fantasy|Sci-Fi', 'Action|Adventure|Sci-Fi']</text:p>
          </table:table-cell>
          <table:table-cell office:value-type="float" office:value="16.4336104393005" calcext:value-type="float">
            <text:p>16.433610439300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[3.38143731]</text:p>
          </table:table-cell>
          <table:table-cell office:value-type="float" office:value="3.35940930037255" calcext:value-type="float">
            <text:p>3.35940930037255</text:p>
          </table:table-cell>
          <table:table-cell office:value-type="string" calcext:value-type="string">
            <text:p>[ <text:s text:c="2"/>0 1255 <text:s/>959 <text:s/>935 <text:s text:c="2"/>20 1296 <text:s/>875 3339 3242 3249]</text:p>
          </table:table-cell>
          <table:table-cell office:value-type="string" calcext:value-type="string">
            <text:p>[0.40432619 0.36833843 0.17320867 0.16702216 0.15821407 0.13645336 0.12131261 0. <text:s text:c="8"/>0. <text:s text:c="8"/>0. <text:s text:c="7"/>]</text:p>
          </table:table-cell>
          <table:table-cell office:value-type="float" office:value="0.0220280130705217" calcext:value-type="float">
            <text:p>0.022028013070522</text:p>
          </table:table-cell>
          <table:table-cell office:value-type="string" calcext:value-type="string">
            <text:p>[('Adventure|Animation|Children|Comedy|Fantasy', 0.40432619345287263), ('Adventure|Comedy|Drama', 0.3683384301923919), ('Adventure|Animation|Comedy|Fantasy|Musical|Romance', 0.17320867462715153), ('Animation|Children|Comedy|Fantasy|Musical|Romance|IMAX', 0.1670221563553182), ('Comedy|Drama|Romance|War', 0.1582140666230207), ('Comedy|Crime', 0.13645336135187958), ('Adventure|Animation|Children|Comedy', 0.1213126131835853), ('Drama|Romance', 0.0), ('Comedy', 0.0), ('Drama', 0.0)]</text:p>
          </table:table-cell>
          <table:table-cell office:value-type="string" calcext:value-type="string">
            <text:p>['Comedy|Romance']</text:p>
          </table:table-cell>
          <table:table-cell office:value-type="float" office:value="3.32394366197183" calcext:value-type="float">
            <text:p>3.32394366197183</text:p>
          </table:table-cell>
          <table:table-cell office:value-type="float" office:value="1.31914022241894" calcext:value-type="float">
            <text:p>1.319140222418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'Comedy|Crime', 'Comedy|Romance', 'Drama|Romance', 'Adventure|Animation|Children|Comedy|Fantasy|Romance', 'Comedy|Drama|Romance|War', 'Comedy', 'Comedy|Romance', 'Comedy|Romance', 'Comedy', 'Adventure|Animation|Children|Drama', 'Comedy|Romance', 'Comedy|Documentary', 'Comedy|Fantasy|Romance', 'Comedy|Drama|Romance', 'Animation|Children|Comedy|Fantasy|Musical|Romance|IMAX', 'Action|Adventure|Sci-Fi', 'Comedy|Romance', 'Children|Comedy|Romance', 'Drama|Romance', 'Comedy|Romance']</text:p>
          </table:table-cell>
          <table:table-cell office:value-type="float" office:value="18.9133126735687" calcext:value-type="float">
            <text:p>18.913312673568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[3.95201812]</text:p>
          </table:table-cell>
          <table:table-cell office:value-type="float" office:value="3.9438095204582" calcext:value-type="float">
            <text:p>3.9438095204582</text:p>
          </table:table-cell>
          <table:table-cell office:value-type="string" calcext:value-type="string">
            <text:p>[ <text:s/>16 <text:s/>192 <text:s/>184 <text:s text:c="2"/>71 <text:s text:c="3"/>3 9723 3243 3248 3247 3246]</text:p>
          </table:table-cell>
          <table:table-cell office:value-type="string" calcext:value-type="string">
            <text:p>[5.39398623e-01 4.34018131e-01 4.17343407e-01 4.83286024e-02 2.13252680e-04 0.00000000e+00 0.00000000e+00 0.00000000e+00 0.00000000e+00 0.00000000e+00]</text:p>
          </table:table-cell>
          <table:table-cell office:value-type="float" office:value="0.00820860068528306" calcext:value-type="float">
            <text:p>0.008208600685283</text:p>
          </table:table-cell>
          <table:table-cell office:value-type="string" calcext:value-type="string">
            <text:p>[('Comedy|Crime|Drama|Thriller', 0.5393986234712713), ('Action|Crime|Drama|Thriller', 0.4340181311128416), ('Drama|Romance', 0.41734340687228016), ('Crime|Drama|Sci-Fi|Thriller', 0.04832860237189852), ('Mystery|Thriller', 0.00021325267999149119), ('Horror', 0.0), ('Drama', 0.0), ('Drama', 0.0), ('Crime|Drama', 0.0), ('Comedy', 0.0)]</text:p>
          </table:table-cell>
          <table:table-cell office:value-type="string" calcext:value-type="string">
            <text:p>['Drama|Sci-Fi']</text:p>
          </table:table-cell>
          <table:table-cell office:value-type="float" office:value="3.9578313253012" calcext:value-type="float">
            <text:p>3.9578313253012</text:p>
          </table:table-cell>
          <table:table-cell office:value-type="float" office:value="1.05626307442427" calcext:value-type="float">
            <text:p>1.0562630744242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'Drama|Mystery|Sci-Fi|Thriller', 'Crime|Drama', 'Thriller', 'Comedy|Horror', 'Drama', 'Action|Drama|War', 'Drama|Fantasy|Romance', 'Comedy|Crime|Drama|Thriller', 'Drama|Horror|Thriller', 'Action|Crime|Drama|Thriller', 'Drama|Thriller', 'Action|Sci-Fi|Thriller|IMAX', 'Crime|Drama|Romance|Thriller', 'Drama|Sci-Fi|Thriller', 'Drama|War', 'Mystery|Thriller', 'Drama|Mystery|Sci-Fi|Thriller', 'Adventure|Comedy|Fantasy', 'Crime|Drama', 'Action|Crime|Thriller']</text:p>
          </table:table-cell>
          <table:table-cell office:value-type="float" office:value="17.7073540687561" calcext:value-type="float">
            <text:p>17.7073540687561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[3.95896535]</text:p>
          </table:table-cell>
          <table:table-cell office:value-type="float" office:value="4.02898385164896" calcext:value-type="float">
            <text:p>4.02898385164896</text:p>
          </table:table-cell>
          <table:table-cell office:value-type="string" calcext:value-type="string">
            <text:p>[ 184 2580 <text:s text:c="2"/>87 <text:s text:c="2"/>60 <text:s/>238 8596 <text:s/>398 <text:s/>355 <text:s/>934 <text:s/>350]</text:p>
          </table:table-cell>
          <table:table-cell office:value-type="string" calcext:value-type="string">
            <text:p>[0.45548672 0.44868477 0.35992792 0.33319677 0.25291077 0.14968903 0.12984865 0.01238942 0.00941432 0.00409901]</text:p>
          </table:table-cell>
          <table:table-cell office:value-type="float" office:value="0.0700185050982323" calcext:value-type="float">
            <text:p>0.070018505098232</text:p>
          </table:table-cell>
          <table:table-cell office:value-type="string" calcext:value-type="string">
            <text:p>[('Drama|Romance', 0.45548671512201), ('Action|Crime', 0.4486847690728359), ('Comedy|Fantasy', 0.3599279213974939), ('Children|Comedy|Fantasy|Musical', 0.3331967670191595), ('Action|Crime|Drama|IMAX', 0.25291076795857154), ('Drama|Romance', 0.14968903260684374), ('Comedy', 0.12984864566147256), ('Adventure|Drama', 0.012389416522686407), ('Drama', 0.009414324829758167), ('Fantasy|Sci-Fi', 0.004099014237311685)]</text:p>
          </table:table-cell>
          <table:table-cell office:value-type="string" calcext:value-type="string">
            <text:p>['Comedy|Romance']</text:p>
          </table:table-cell>
          <table:table-cell office:value-type="float" office:value="3.92857142857143" calcext:value-type="float">
            <text:p>3.92857142857143</text:p>
          </table:table-cell>
          <table:table-cell office:value-type="float" office:value="1.06665603736201" calcext:value-type="float">
            <text:p>1.066656037362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'Drama', 'Crime|Drama|Thriller', 'Adventure|Children|Comedy|Fantasy|Mystery', 'Drama|Musical|Romance', 'Action|Drama|War', 'Children|Comedy|Fantasy|Musical', 'Comedy|Drama', 'Action|Thriller', 'Drama|War', 'Drama|Romance', 'Thriller', 'Drama|Thriller', 'Action|Adventure|Sci-Fi', 'Action|Crime', 'Comedy|Romance', 'Comedy', 'Adventure|Animation|Children|Comedy|Fantasy|Romance', 'Adventure|Drama|Fantasy|Romance', 'Adventure|Fantasy', 'Action|Adventure|Drama|Thriller']</text:p>
          </table:table-cell>
          <table:table-cell office:value-type="float" office:value="16.8811368942261" calcext:value-type="float">
            <text:p>16.881136894226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[4.00747004]</text:p>
          </table:table-cell>
          <table:table-cell office:value-type="float" office:value="3.99199574436267" calcext:value-type="float">
            <text:p>3.99199574436267</text:p>
          </table:table-cell>
          <table:table-cell office:value-type="string" calcext:value-type="string">
            <text:p>[ 166 <text:s/>753 <text:s/>192 <text:s text:c="2"/>15 <text:s text:c="2"/>68 <text:s/>770 <text:s/>774 1129 <text:s text:c="2"/>73 <text:s/>764]</text:p>
          </table:table-cell>
          <table:table-cell office:value-type="string" calcext:value-type="string">
            <text:p>[0.22442419 0.20781465 0.18419737 0.14190941 0.09571654 0.04911986 0.02977301 0.01959037 0.00809148 0.0062801 ]</text:p>
          </table:table-cell>
          <table:table-cell office:value-type="float" office:value="0.0154742965312447" calcext:value-type="float">
            <text:p>0.015474296531245</text:p>
          </table:table-cell>
          <table:table-cell office:value-type="string" calcext:value-type="string">
            <text:p>[('Action|Sci-Fi|Thriller', 0.22442419161781615), ('Adventure|Fantasy', 0.2078146467325576), ('Action|Crime|Drama|Thriller', 0.18419736762988084), ('Action|Adventure|Sci-Fi', 0.14190941475715663), ('Action|Adventure|Sci-Fi', 0.09571654454424182), ('Action|Adventure|Comedy|Fantasy', 0.04911985524280932), ('Action|Adventure|Drama|Fantasy', 0.029773006714408023), ('Drama|Romance|Sci-Fi', 0.019590365580062944), ('Action|Adventure|Sci-Fi', 0.008091477611664174), ('Adventure|Fantasy', 0.006280100206967252)]</text:p>
          </table:table-cell>
          <table:table-cell office:value-type="string" calcext:value-type="string">
            <text:p>['Children|Comedy|Fantasy|Musical']</text:p>
          </table:table-cell>
          <table:table-cell office:value-type="float" office:value="4" calcext:value-type="float">
            <text:p>4</text:p>
          </table:table-cell>
          <table:table-cell office:value-type="float" office:value="0.816496580927726" calcext:value-type="float">
            <text:p>0.8164965809277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'Action|Sci-Fi|Thriller|IMAX', 'Action|Adventure|Sci-Fi', 'Crime|Drama', 'Comedy|Crime|Drama|Thriller', 'Crime|Drama|Thriller', 'Action|Adventure|Sci-Fi', 'Action|Adventure|Sci-Fi', 'Action|Drama|War', 'Action|Adventure|Sci-Fi', 'Action|Crime|Film-Noir|Mystery|Thriller', 'Comedy|Horror', 'Action|Crime|Drama|Thriller', 'Action|Adventure|Comedy|Fantasy', 'Action|Sci-Fi', 'Mystery|Thriller', 'Action|Adventure|Sci-Fi', 'Horror|Mystery|Thriller', 'Crime|Drama', 'Children|Comedy|Fantasy|Musical', 'Comedy']</text:p>
          </table:table-cell>
          <table:table-cell office:value-type="float" office:value="15.1092150211334" calcext:value-type="float">
            <text:p>15.1092150211334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[3.65911984]</text:p>
          </table:table-cell>
          <table:table-cell office:value-type="float" office:value="3.68669723128125" calcext:value-type="float">
            <text:p>3.68669723128125</text:p>
          </table:table-cell>
          <table:table-cell office:value-type="string" calcext:value-type="string">
            <text:p>[ <text:s/>28 1125 <text:s text:c="3"/>7 <text:s/>166 <text:s/>444 <text:s text:c="3"/>3 <text:s/>184 <text:s/>478 9723 3243]</text:p>
          </table:table-cell>
          <table:table-cell office:value-type="string" calcext:value-type="string">
            <text:p>[1.08344074 0.95437129 0.87870563 0.68541441 0.46473202 0.27261962 0.10941703 0.04921268 0. <text:s text:c="8"/>0. <text:s text:c="7"/>]</text:p>
          </table:table-cell>
          <table:table-cell office:value-type="float" office:value="0.0275773922570686" calcext:value-type="float">
            <text:p>0.027577392257069</text:p>
          </table:table-cell>
          <table:table-cell office:value-type="string" calcext:value-type="string">
            <text:p>[('Drama|War', 1.0834407412374127), ('Comedy|Romance', 0.9543712947489101), ('Action|Drama|War', 0.8787056284351167), ('Action|Sci-Fi|Thriller', 0.6854144078240522), ('Mystery|Thriller', 0.4647320219555672), ('Mystery|Thriller', 0.2726196185612974), ('Drama|Romance', 0.10941703039042006), ('Action|Sci-Fi', 0.049212676179777703), ('Horror', 0.0), ('Drama', 0.0)]</text:p>
          </table:table-cell>
          <table:table-cell office:value-type="string" calcext:value-type="string">
            <text:p>['Comedy|Drama']</text:p>
          </table:table-cell>
          <table:table-cell office:value-type="float" office:value="3.94212218649518" calcext:value-type="float">
            <text:p>3.94212218649518</text:p>
          </table:table-cell>
          <table:table-cell office:value-type="float" office:value="0.986986382944918" calcext:value-type="float">
            <text:p>0.9869863829449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['Adventure|Animation|Children|Comedy|Fantasy', 'Comedy|Drama|Romance', 'Adventure|Animation|Children|Comedy|Fantasy', 'Comedy|Drama|Fantasy', 'Comedy|Horror', 'Animation|Children|Comedy', 'Comedy|Romance', 'Adventure|Comedy|Western', 'Comedy|Romance', 'Adventure|Animation|Children|Comedy|Musical', 'Comedy', 'Comedy', 'Comedy|Crime|Drama', 'Comedy', 'Action|Crime|Thriller', 'Comedy', 'Comedy', 'Comedy|Romance', 'Comedy|Drama|Romance|War', 'Action|Mystery']</text:p>
          </table:table-cell>
          <table:table-cell office:value-type="float" office:value="14.6646432876587" calcext:value-type="float">
            <text:p>14.664643287658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[4.23747734]</text:p>
          </table:table-cell>
          <table:table-cell office:value-type="float" office:value="4.35999333100461" calcext:value-type="float">
            <text:p>4.35999333100461</text:p>
          </table:table-cell>
          <table:table-cell office:value-type="string" calcext:value-type="string">
            <text:p>[ 184 <text:s text:c="2"/>20 1159 <text:s/>401 <text:s/>192 <text:s/>875 1129 1124 9723 3247]</text:p>
          </table:table-cell>
          <table:table-cell office:value-type="string" calcext:value-type="string">
            <text:p>[3.33182138e-01 3.08269907e-01 1.58397307e-01 1.15315779e-01 3.97687998e-02 3.36737187e-02 7.04232178e-03 1.03157853e-04 0.00000000e+00 0.00000000e+00]</text:p>
          </table:table-cell>
          <table:table-cell office:value-type="float" office:value="0.122515994482611" calcext:value-type="float">
            <text:p>0.122515994482611</text:p>
          </table:table-cell>
          <table:table-cell office:value-type="string" calcext:value-type="string">
            <text:p>[('Drama|Romance', 0.3331821384743863), ('Comedy|Drama|Romance|War', 0.3082699070121383), ('Comedy|Crime|Drama', 0.15839730727433915), ('Drama|Horror|Mystery', 0.11531577868699369), ('Action|Crime|Drama|Thriller', 0.03976879981974721), ('Adventure|Animation|Children|Comedy', 0.03367371873610577), ('Drama|Romance|Sci-Fi', 0.00704232178447679), ('Drama|Mystery|Sci-Fi|Thriller', 0.00010315785322499619), ('Horror', 0.0), ('Crime|Drama', 0.0)]</text:p>
          </table:table-cell>
          <table:table-cell office:value-type="string" calcext:value-type="string">
            <text:p>['Crime|Drama']</text:p>
          </table:table-cell>
          <table:table-cell office:value-type="float" office:value="3.69028340080972" calcext:value-type="float">
            <text:p>3.69028340080972</text:p>
          </table:table-cell>
          <table:table-cell office:value-type="float" office:value="1.04853219203831" calcext:value-type="float">
            <text:p>1.0485321920383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['Comedy|Drama|Romance|War', 'Drama', 'Drama', 'Drama|Fantasy|Horror|Romance', 'Action|Drama|Thriller', 'Adventure|Animation|Children|Romance|Sci-Fi', 'Mystery|Thriller', 'Drama|Mystery|Thriller', 'Action|Adventure|Sci-Fi', 'Comedy|Horror', 'Comedy|Drama', 'Action|Adventure|Sci-Fi', 'Comedy|Romance', 'Animation|Children|Fantasy|Musical', 'Drama|War', 'Action|Comedy|Sci-Fi', 'Adventure|Drama', 'Drama|Thriller', 'Crime|Thriller', 'Comedy|Drama|Romance']</text:p>
          </table:table-cell>
          <table:table-cell office:value-type="float" office:value="15.3951177597046" calcext:value-type="float">
            <text:p>15.395117759704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[3.35514102]</text:p>
          </table:table-cell>
          <table:table-cell office:value-type="float" office:value="3.43977444318646" calcext:value-type="float">
            <text:p>3.43977444318646</text:p>
          </table:table-cell>
          <table:table-cell office:value-type="string" calcext:value-type="string">
            <text:p>[ 232 1140 <text:s text:c="2"/>68 <text:s/>166 <text:s text:c="2"/>69 <text:s text:c="2"/>75 3244 3250 3249 3248]</text:p>
          </table:table-cell>
          <table:table-cell office:value-type="string" calcext:value-type="string">
            <text:p>[3.46434585 1.5452184 <text:s/>0.89122436 0.69380637 0.45145844 0.19140804 0. <text:s text:c="8"/>0. <text:s text:c="8"/>0. <text:s text:c="8"/>0. <text:s text:c="7"/>]</text:p>
          </table:table-cell>
          <table:table-cell office:value-type="float" office:value="0.0846334194378335" calcext:value-type="float">
            <text:p>0.084633419437834</text:p>
          </table:table-cell>
          <table:table-cell office:value-type="string" calcext:value-type="string">
            <text:p>[('Crime|Drama', 3.4643458467457964), ('Action|Crime|Drama', 1.5452183961898611), ('Action|Adventure|Sci-Fi', 0.8912243571327576), ('Action|Sci-Fi|Thriller', 0.6938063682449448), ('Action|Adventure|Comedy|Fantasy|Romance', 0.45145844262611323), ('Horror|Sci-Fi', 0.19140803925786262), ('Action|Crime|Drama', 0.0), ('Comedy|Crime|Drama', 0.0), ('Drama', 0.0), ('Drama', 0.0)]</text:p>
          </table:table-cell>
          <table:table-cell office:value-type="string" calcext:value-type="string">
            <text:p>['Comedy']</text:p>
          </table:table-cell>
          <table:table-cell office:value-type="float" office:value="3.54444444444444" calcext:value-type="float">
            <text:p>3.54444444444444</text:p>
          </table:table-cell>
          <table:table-cell office:value-type="float" office:value="0.920882561110821" calcext:value-type="float">
            <text:p>0.9208825611108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['Crime|Drama', 'Crime|Drama', 'Crime|Film-Noir|Thriller', 'Drama', 'Crime|Drama|Film-Noir', 'Comedy|Crime', 'Comedy|Drama', 'Crime|Drama|Film-Noir|Thriller', 'Crime|Horror|Thriller', 'Mystery|Thriller', 'Crime|Drama|Thriller', 'Crime|Horror', 'Drama', 'Action|Sci-Fi|Thriller', 'Crime|Drama|Thriller', 'Drama|War', 'Crime|Drama|Film-Noir', 'Action|Adventure|Comedy|Drama|Romance|Thriller', 'Fantasy|Sci-Fi', 'Drama|War']</text:p>
          </table:table-cell>
          <table:table-cell office:value-type="float" office:value="13.9233884811401" calcext:value-type="float">
            <text:p>13.923388481140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[2.70889834]</text:p>
          </table:table-cell>
          <table:table-cell office:value-type="float" office:value="3.96444101219115" calcext:value-type="float">
            <text:p>3.96444101219115</text:p>
          </table:table-cell>
          <table:table-cell office:value-type="string" calcext:value-type="string">
            <text:p>[1027 <text:s/>166 <text:s/>875 <text:s/>237 <text:s text:c="2"/>68 <text:s/>764 <text:s/>232 <text:s/>147 3242 3247]</text:p>
          </table:table-cell>
          <table:table-cell office:value-type="string" calcext:value-type="string">
            <text:p>[1.35819329 0.87255387 0.75359651 0.67808388 0.59790881 0.57125508 0.33627692 0.1627432 <text:s/>0. <text:s text:c="8"/>0. <text:s text:c="7"/>]</text:p>
          </table:table-cell>
          <table:table-cell office:value-type="float" office:value="1.25554266945458" calcext:value-type="float">
            <text:p>1.25554266945458</text:p>
          </table:table-cell>
          <table:table-cell office:value-type="string" calcext:value-type="string">
            <text:p>[('Crime|Drama', 1.3581932902694898), ('Action|Sci-Fi|Thriller', 0.8725538707642411), ('Adventure|Animation|Children|Comedy', 0.7535965057961612), ('Crime|Drama|Thriller', 0.6780838770785216), ('Action|Adventure|Sci-Fi', 0.5979088104882583), ('Adventure|Fantasy', 0.5712550750451546), ('Crime|Drama', 0.3362769195306095), ('Crime|Drama', 0.1627431975116555), ('Comedy', 0.0), ('Crime|Drama', 0.0)]</text:p>
          </table:table-cell>
          <table:table-cell office:value-type="string" calcext:value-type="string">
            <text:p>['Drama|War']</text:p>
          </table:table-cell>
          <table:table-cell office:value-type="float" office:value="2.64205004035513" calcext:value-type="float">
            <text:p>2.64205004035513</text:p>
          </table:table-cell>
          <table:table-cell office:value-type="float" office:value="0.815135868043892" calcext:value-type="float">
            <text:p>0.81513586804389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['Drama', 'Comedy|Crime', 'Animation|Sci-Fi', 'Action|Adventure|Animation|Sci-Fi', 'Action|Adventure', 'Drama', 'Comedy|Drama|Romance', 'Action|Adventure|Horror|Sci-Fi', 'Adventure|Fantasy|Musical', 'Crime|Mystery|Thriller', 'Action|Drama|War', 'Action|Crime|Drama|Thriller', 'Action|Adventure|Sci-Fi', 'Action|Adventure|Comedy|Crime', 'Drama|Western', 'Action|Drama|War', 'Action|Adventure|Sci-Fi', 'Crime|Drama|Film-Noir', 'Comedy|Drama', 'Horror|Sci-Fi']</text:p>
          </table:table-cell>
          <table:table-cell office:value-type="float" office:value="12.7697141170502" calcext:value-type="float">
            <text:p>12.769714117050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[2.93813888]</text:p>
          </table:table-cell>
          <table:table-cell office:value-type="float" office:value="1.54802658689499" calcext:value-type="float">
            <text:p>1.54802658689499</text:p>
          </table:table-cell>
          <table:table-cell office:value-type="string" calcext:value-type="string">
            <text:p>[ 166 <text:s/>753 1198 <text:s text:c="2"/>70 <text:s/>774 <text:s text:c="2"/>73 <text:s/>764 <text:s text:c="2"/>89 <text:s text:c="2"/>15 <text:s/>770]</text:p>
          </table:table-cell>
          <table:table-cell office:value-type="string" calcext:value-type="string">
            <text:p>[0.20296843 0.1403297 <text:s/>0.11648437 0.11158594 0.10044093 0.06670707 0.05356665 0.04470082 0.03993571 0.02174971]</text:p>
          </table:table-cell>
          <table:table-cell office:value-type="float" office:value="1.3901122977413" calcext:value-type="float">
            <text:p>1.3901122977413</text:p>
          </table:table-cell>
          <table:table-cell office:value-type="string" calcext:value-type="string">
            <text:p>[('Action|Sci-Fi|Thriller', 0.20296843167600134), ('Adventure|Fantasy', 0.1403297012941056), ('Action|Mystery|Thriller', 0.1164843745051615), ('Action|Adventure', 0.11158593958240247), ('Action|Adventure|Drama|Fantasy', 0.10044092586595461), ('Action|Adventure|Sci-Fi', 0.06670707476098735), ('Adventure|Fantasy', 0.053566645848540144), ('Action|Adventure', 0.044700819765557634), ('Action|Adventure|Sci-Fi', 0.03993571194997547), ('Action|Adventure|Comedy|Fantasy', 0.02174971247082341)]</text:p>
          </table:table-cell>
          <table:table-cell office:value-type="string" calcext:value-type="string">
            <text:p>['Comedy']</text:p>
          </table:table-cell>
          <table:table-cell office:value-type="float" office:value="3.2607223476298" calcext:value-type="float">
            <text:p>3.2607223476298</text:p>
          </table:table-cell>
          <table:table-cell office:value-type="float" office:value="1.00240857663523" calcext:value-type="float">
            <text:p>1.0024085766352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['Adventure|Comedy|Sci-Fi|Western', 'Adventure|Comedy|Sci-Fi', 'Adventure|Comedy|Sci-Fi', 'Comedy|Romance', 'Action|Adventure|Thriller', 'Action|Comedy', 'Action|Adventure|Thriller', 'Action|Adventure|Thriller', 'Action|Adventure|Thriller', 'Adventure|Comedy|Sci-Fi|Thriller', 'Action|Adventure|Thriller', 'Action|Adventure|Sci-Fi', 'Action|Adventure|Sci-Fi|IMAX', 'Action|Adventure|Sci-Fi', 'Action|Adventure|Thriller', 'Adventure|Comedy|Sci-Fi', 'Action|Adventure|Thriller', 'Action|Adventure|Thriller', 'Action|Adventure|Thriller', 'Comedy|Romance']</text:p>
          </table:table-cell>
          <table:table-cell office:value-type="float" office:value="12.4526026248932" calcext:value-type="float">
            <text:p>12.452602624893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[3.63698784]</text:p>
          </table:table-cell>
          <table:table-cell office:value-type="float" office:value="3.58266383176841" calcext:value-type="float">
            <text:p>3.58266383176841</text:p>
          </table:table-cell>
          <table:table-cell office:value-type="string" calcext:value-type="string">
            <text:p>[ 917 <text:s/>457 <text:s/>779 2518 <text:s/>774 3242 3248 3247 3246 3245]</text:p>
          </table:table-cell>
          <table:table-cell office:value-type="string" calcext:value-type="string">
            <text:p>[1.84995399 1.21962375 0.29864521 0.2095111 <text:s/>0.09266453 0. 0. <text:s text:c="8"/>0. <text:s text:c="8"/>0. <text:s text:c="8"/>0. <text:s text:c="7"/>]</text:p>
          </table:table-cell>
          <table:table-cell office:value-type="float" office:value="0.0543240073102815" calcext:value-type="float">
            <text:p>0.054324007310282</text:p>
          </table:table-cell>
          <table:table-cell office:value-type="string" calcext:value-type="string">
            <text:p>[('Adventure|Fantasy|Mystery|Romance|IMAX', 1.8499539936488771), ('Adventure|Children|Fantasy', 1.219623748091983), ('Adventure|Fantasy|IMAX', 0.29864521231152985), ('Adventure|Drama|Fantasy|IMAX', 0.20951110473255005), ('Action|Adventure|Drama|Fantasy', 0.09266452522281245), ('Comedy', 0.0), ('Drama', 0.0), ('Crime|Drama', 0.0), ('Comedy', 0.0), ('Drama', 0.0)]</text:p>
          </table:table-cell>
          <table:table-cell office:value-type="string" calcext:value-type="string">
            <text:p>['Comedy|Sci-Fi']</text:p>
          </table:table-cell>
          <table:table-cell office:value-type="float" office:value="3.50732600732601" calcext:value-type="float">
            <text:p>3.50732600732601</text:p>
          </table:table-cell>
          <table:table-cell office:value-type="float" office:value="0.767912702955387" calcext:value-type="float">
            <text:p>0.76791270295538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['Drama|Romance', 'Animation|Children|Fantasy|Musical|Romance|IMAX', 'Drama|Musical|Romance', 'Comedy|Romance', 'Adventure|Animation|Children|Comedy', 'Animation|Children|Comedy|Crime', 'Comedy|Crime|Drama|Musical', 'Animation|Children|Comedy', 'Comedy|Romance', 'Comedy|Romance', 'Comedy|Romance', 'Adventure|Animation|Children|Comedy|Fantasy|Romance', 'Comedy', 'Comedy|Musical|Romance', 'Adventure|Children|Fantasy', 'Adventure|Comedy|Fantasy', 'Drama|Mystery|Sci-Fi|Thriller', 'Drama|War', 'Comedy', 'Comedy|Romance']</text:p>
          </table:table-cell>
          <table:table-cell office:value-type="float" office:value="12.1521577835083" calcext:value-type="float">
            <text:p>12.152157783508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[2.39023827]</text:p>
          </table:table-cell>
          <table:table-cell office:value-type="float" office:value="3.20431387658742" calcext:value-type="float">
            <text:p>3.20431387658742</text:p>
          </table:table-cell>
          <table:table-cell office:value-type="string" calcext:value-type="string">
            <text:p>[ <text:s/>73 <text:s/>192 <text:s text:c="2"/>68 2265 <text:s text:c="2"/>70 <text:s/>166 <text:s/>238 <text:s/>444 9723 3242]</text:p>
          </table:table-cell>
          <table:table-cell office:value-type="string" calcext:value-type="string">
            <text:p>[7.40021590e-01 5.38313564e-01 5.06334798e-01 4.55542669e-01 1.76113741e-01 1.03048708e-01 2.93042314e-02 5.67144520e-04 0.00000000e+00 0.00000000e+00]</text:p>
          </table:table-cell>
          <table:table-cell office:value-type="float" office:value="0.814075606749433" calcext:value-type="float">
            <text:p>0.814075606749433</text:p>
          </table:table-cell>
          <table:table-cell office:value-type="string" calcext:value-type="string">
            <text:p>[('Action|Adventure|Sci-Fi', 0.7400215895052115), ('Action|Crime|Drama|Thriller', 0.5383135637288847), ('Action|Adventure|Sci-Fi', 0.5063347983329864), ('Comedy|Horror', 0.4555426693324626), ('Action|Adventure', 0.17611374134123753), ('Action|Sci-Fi|Thriller', 0.10304870799501509), ('Action|Crime|Drama|IMAX', 0.029304231381368652), ('Mystery|Thriller', 0.0005671445196044533), ('Horror', 0.0), ('Comedy', 0.0)]</text:p>
          </table:table-cell>
          <table:table-cell office:value-type="string" calcext:value-type="string">
            <text:p>['Drama|Romance']</text:p>
          </table:table-cell>
          <table:table-cell office:value-type="float" office:value="2.36368477103301" calcext:value-type="float">
            <text:p>2.36368477103301</text:p>
          </table:table-cell>
          <table:table-cell office:value-type="float" office:value="1.08187293258993" calcext:value-type="float">
            <text:p>1.0818729325899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['Action|Crime|Drama|Thriller', 'Crime|Drama', 'Comedy|Crime', 'Action|Adventure|Sci-Fi', 'Comedy|Crime|Drama|Thriller', 'Action|Adventure|Comedy|Sci-Fi', 'Action|Sci-Fi|Thriller', 'Action|Adventure', 'Action|Animation|Sci-Fi|Thriller', 'Action|Adventure|Horror|Sci-Fi', 'Action|Drama|Thriller', 'Action|Adventure|Comedy|Sci-Fi', 'Action|Adventure|Animation|Sci-Fi', 'Adventure|Fantasy', 'Animation|Mystery|Sci-Fi', 'Comedy|Drama|Romance', 'Comedy|Drama|Romance', 'Adventure|Animation|Fantasy', 'Mystery|Sci-Fi|Thriller', 'Action|Adventure']</text:p>
          </table:table-cell>
          <table:table-cell office:value-type="float" office:value="14.3600430488586" calcext:value-type="float">
            <text:p>14.360043048858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16890325]</text:p>
          </table:table-cell>
          <table:table-cell office:value-type="float" office:value="3.97509659753207" calcext:value-type="float">
            <text:p>3.97509659753207</text:p>
          </table:table-cell>
          <table:table-cell office:value-type="string" calcext:value-type="string">
            <text:p>[1255 <text:s text:c="3"/>0 <text:s/>959 <text:s text:c="2"/>20 <text:s/>899 <text:s/>875 1296 1052 2126 <text:s/>744]</text:p>
          </table:table-cell>
          <table:table-cell office:value-type="string" calcext:value-type="string">
            <text:p>[0.33880442 0.29779646 0.27020716 0.1333393 <text:s/>0.13040738 0.12960657 0.10011866 0.06646784 0.03653972 0.02715227]</text:p>
          </table:table-cell>
          <table:table-cell office:value-type="float" office:value="0.193806656005713" calcext:value-type="float">
            <text:p>0.193806656005713</text:p>
          </table:table-cell>
          <table:table-cell office:value-type="string" calcext:value-type="string">
            <text:p>[('Adventure|Comedy|Drama', 0.33880441885007856), ('Adventure|Animation|Children|Comedy|Fantasy', 0.2977964642239079), ('Adventure|Animation|Comedy|Fantasy|Musical|Romance', 0.27020715674934503), ('Comedy|Drama|Romance|War', 0.13333930351669973), ('Action|Fantasy|War|IMAX', 0.13040737682174328), ('Adventure|Animation|Children|Comedy', 0.12960657148697596), ('Comedy|Crime', 0.1001186586055131), ('Animation|Children|Drama', 0.06646784189420886), ('Comedy|Romance', 0.03653972348229628), ('Adventure|Animation|Children|Comedy|Fantasy|Romance', 0.027152268645053036)]</text:p>
          </table:table-cell>
          <table:table-cell office:value-type="string" calcext:value-type="string">
            <text:p>['Action|Crime|Thriller']</text:p>
          </table:table-cell>
          <table:table-cell office:value-type="float" office:value="3.91304347826087" calcext:value-type="float">
            <text:p>3.91304347826087</text:p>
          </table:table-cell>
          <table:table-cell office:value-type="float" office:value="1.10730944884479" calcext:value-type="float">
            <text:p>1.1073094488447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'Action|Adventure|Fantasy', 'Action|Comedy|Sci-Fi', 'Action|Adventure|Animation|Children|Comedy', 'Action|Crime|Thriller', 'Mystery|Thriller', 'Animation|Children|Drama', 'Adventure|Animation|Children', 'Comedy|Drama|Romance', 'Drama', 'Drama|Horror|Mystery|Thriller', 'Adventure|Animation|Children|Comedy|Fantasy|Romance', 'Comedy|Drama|Romance|War', 'Sci-Fi', 'Drama', 'Comedy|Drama', 'Drama|Thriller|War', 'Action|Adventure|Comedy|Fantasy|Romance', 'Action|Comedy', 'Drama|Mystery|Thriller', 'Comedy|Drama|Romance']</text:p>
          </table:table-cell>
          <table:table-cell office:value-type="float" office:value="12.303334236145" calcext:value-type="float">
            <text:p>12.30333423614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[2.88831998]</text:p>
          </table:table-cell>
          <table:table-cell office:value-type="float" office:value="2.40016117199125" calcext:value-type="float">
            <text:p>2.40016117199125</text:p>
          </table:table-cell>
          <table:table-cell office:value-type="string" calcext:value-type="string">
            <text:p>[ 774 <text:s/>770 <text:s/>754 <text:s text:c="2"/>68 <text:s/>166 <text:s/>219 3248 3247 3246 3245]</text:p>
          </table:table-cell>
          <table:table-cell office:value-type="string" calcext:value-type="string">
            <text:p>[0.85877026 0.80794085 0.42180535 0.27728337 0.13476294 0.09558289 0. <text:s text:c="8"/>0. <text:s text:c="8"/>0. <text:s text:c="8"/>0. <text:s text:c="7"/>]</text:p>
          </table:table-cell>
          <table:table-cell office:value-type="float" office:value="0.488158807862538" calcext:value-type="float">
            <text:p>0.488158807862538</text:p>
          </table:table-cell>
          <table:table-cell office:value-type="string" calcext:value-type="string">
            <text:p>[('Action|Adventure|Drama|Fantasy', 0.8587702564585133), ('Action|Adventure|Comedy|Fantasy', 0.8079408513779175), ('Drama|Romance', 0.4218053453447099), ('Action|Adventure|Sci-Fi', 0.27728337028879224), ('Action|Sci-Fi|Thriller', 0.13476293907701742), ('Action|Adventure|Drama', 0.09558288726228799), ('Drama', 0.0), ('Crime|Drama', 0.0), ('Comedy', 0.0), ('Drama', 0.0)]</text:p>
          </table:table-cell>
          <table:table-cell office:value-type="string" calcext:value-type="string">
            <text:p>['Action|Adventure|Drama|War']</text:p>
          </table:table-cell>
          <table:table-cell office:value-type="float" office:value="3.35511811023622" calcext:value-type="float">
            <text:p>3.35511811023622</text:p>
          </table:table-cell>
          <table:table-cell office:value-type="float" office:value="0.865953451260955" calcext:value-type="float">
            <text:p>0.86595345126095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['Action|Adventure|Comedy|Fantasy', 'Action|Sci-Fi', 'Action|Adventure|Animation|Children|Comedy', 'Comedy|Drama|Romance', 'Adventure|Animation|Children|Comedy|Musical|Romance', 'Action|Adventure|Sci-Fi', 'Action|Adventure|Drama', 'Action|Adventure|Drama', 'Action|Comedy|Crime|Drama|Thriller', 'Comedy|Documentary', 'Action|Fantasy|War|IMAX', 'Action|Adventure|Comedy|Romance|Thriller', 'Action|Drama|Romance', 'Crime|Drama', 'Action|Adventure|Drama', 'Action|Sci-Fi|Thriller', 'Crime|Film-Noir|Mystery|Thriller', 'Action|Romance|War|Western', 'Action|Adventure|Animation|Fantasy|Sci-Fi', 'Action|Adventure|Sci-Fi']</text:p>
          </table:table-cell>
          <table:table-cell office:value-type="float" office:value="11.8490145206451" calcext:value-type="float">
            <text:p>11.8490145206451</text:p>
          </table:table-cell>
          <table:table-cell office:value-type="float" office:value="0.459999999999999" calcext:value-type="float">
            <text:p>0.459999999999999</text:p>
          </table:table-cell>
        </table:table-row>
        <table:table-row table:style-name="ro1">
          <table:table-cell office:value-type="string" calcext:value-type="string">
            <text:p>[4.36333193]</text:p>
          </table:table-cell>
          <table:table-cell office:value-type="float" office:value="4.53606358272216" calcext:value-type="float">
            <text:p>4.53606358272216</text:p>
          </table:table-cell>
          <table:table-cell office:value-type="string" calcext:value-type="string">
            <text:p>[ 244 <text:s/>875 <text:s/>926 <text:s/>239 <text:s/>234 <text:s/>240 3246 3251 3250 3249]</text:p>
          </table:table-cell>
          <table:table-cell office:value-type="string" calcext:value-type="string">
            <text:p>[0.81215563 0.1267769 <text:s/>0.0761702 <text:s/>0.06089055 0.04290102 0.02517771 0. <text:s text:c="8"/>0. <text:s text:c="8"/>0. <text:s text:c="8"/>0. <text:s text:c="7"/>]</text:p>
          </table:table-cell>
          <table:table-cell office:value-type="float" office:value="0.172731650467968" calcext:value-type="float">
            <text:p>0.172731650467968</text:p>
          </table:table-cell>
          <table:table-cell office:value-type="string" calcext:value-type="string">
            <text:p>[('Action|Crime|Drama|Mystery|Sci-Fi|Thriller|IMAX', 0.8121556324325107), ('Adventure|Animation|Children|Comedy', 0.12677690344611797), ('Action|Adventure|Sci-Fi|IMAX', 0.07617020304692405), ('Comedy', 0.06089055091603807), ('Action|Crime|Thriller', 0.042901015288705706), ('Action|Drama|War', 0.02517770701109489), ('Comedy', 0.0), ('Comedy', 0.0), ('Comedy|Crime|Drama', 0.0), ('Drama', 0.0)]</text:p>
          </table:table-cell>
          <table:table-cell office:value-type="string" calcext:value-type="string">
            <text:p>['Animation|Children|Drama']</text:p>
          </table:table-cell>
          <table:table-cell office:value-type="float" office:value="4.00943396226415" calcext:value-type="float">
            <text:p>4.00943396226415</text:p>
          </table:table-cell>
          <table:table-cell office:value-type="float" office:value="1.14467827744155" calcext:value-type="float">
            <text:p>1.1446782774415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['Crime|Drama|Thriller', 'Action|Crime|Thriller', 'Comedy|Romance', 'Drama', 'Action|Romance|Sci-Fi|Thriller', 'Comedy', 'Crime|Thriller', 'Drama|Romance', 'Crime|Drama', 'Children|Comedy|Fantasy', 'Drama|Mystery|Thriller', 'Comedy|Crime|Mystery', 'Comedy|Drama', 'Action|Crime|Drama|IMAX', 'Crime|Drama|Thriller', 'Comedy|Crime', 'Action|Adventure|Sci-Fi', 'Comedy|Drama|Romance', 'Drama|Romance', 'Action|Adventure|Comedy']</text:p>
          </table:table-cell>
          <table:table-cell office:value-type="float" office:value="12.8599195480347" calcext:value-type="float">
            <text:p>12.859919548034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[3.98732693]</text:p>
          </table:table-cell>
          <table:table-cell office:value-type="float" office:value="3.95710577411745" calcext:value-type="float">
            <text:p>3.95710577411745</text:p>
          </table:table-cell>
          <table:table-cell office:value-type="string" calcext:value-type="string">
            <text:p>[ 244 <text:s/>875 <text:s/>234 <text:s/>258 <text:s/>240 <text:s/>257 <text:s/>253 3249 3248 3247]</text:p>
          </table:table-cell>
          <table:table-cell office:value-type="string" calcext:value-type="string">
            <text:p>[0.82428262 0.10697919 0.08075995 0.07551036 0.02566294 0.02019442 0.00931007 0. <text:s text:c="8"/>0. <text:s text:c="8"/>0. <text:s text:c="7"/>]</text:p>
          </table:table-cell>
          <table:table-cell office:value-type="float" office:value="0.0302211598819491" calcext:value-type="float">
            <text:p>0.030221159881949</text:p>
          </table:table-cell>
          <table:table-cell office:value-type="string" calcext:value-type="string">
            <text:p>[('Action|Crime|Drama|Mystery|Sci-Fi|Thriller|IMAX', 0.8242826238946918), ('Adventure|Animation|Children|Comedy', 0.10697918982764455), ('Action|Crime|Thriller', 0.08075994773228434), ('Documentary', 0.07551035701670455), ('Action|Drama|War', 0.025662941892364323), ('Action|Adventure|Sci-Fi|Thriller', 0.02019442053943625), ('Sci-Fi|IMAX', 0.009310068139059706), ('Drama', 0.0), ('Drama', 0.0), ('Crime|Drama', 0.0)]</text:p>
          </table:table-cell>
          <table:table-cell office:value-type="string" calcext:value-type="string">
            <text:p>['Action|Adventure|Drama']</text:p>
          </table:table-cell>
          <table:table-cell office:value-type="float" office:value="3.94827586206897" calcext:value-type="float">
            <text:p>3.94827586206897</text:p>
          </table:table-cell>
          <table:table-cell office:value-type="float" office:value="0.791602778155103" calcext:value-type="float">
            <text:p>0.7916027781551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Drama', 'Documentary', 'Documentary', 'Comedy|Crime|Drama', 'Action|Adventure|Sci-Fi|Thriller', 'Comedy', 'Action|Drama|War', 'Action|Crime|Drama|IMAX', 'Drama|Romance', 'Crime|Drama|Thriller', 'Action|Comedy', 'Crime|Drama|Thriller', 'Action|Adventure|Drama', 'Comedy', 'Comedy', 'Action|Crime|Thriller', 'Action|Crime|Drama|Mystery|Sci-Fi|Thriller|IMAX', 'Drama|Mystery|Thriller', 'Drama', 'Drama|Sci-Fi|Thriller']</text:p>
          </table:table-cell>
          <table:table-cell office:value-type="float" office:value="10.5590262413025" calcext:value-type="float">
            <text:p>10.559026241302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[3.85918593]</text:p>
          </table:table-cell>
          <table:table-cell office:value-type="float" office:value="3.21213064331049" calcext:value-type="float">
            <text:p>3.21213064331049</text:p>
          </table:table-cell>
          <table:table-cell office:value-type="string" calcext:value-type="string">
            <text:p>[ 744 <text:s/>794 <text:s/>444 <text:s/>774 3240 3246 3245 3244 3243 3242]</text:p>
          </table:table-cell>
          <table:table-cell office:value-type="string" calcext:value-type="string">
            <text:p>[0.73204411 0.71797242 0.22119229 0.15203355 0. <text:s text:c="8"/>0. 0. <text:s text:c="8"/>0. <text:s text:c="8"/>0. <text:s text:c="8"/>0. <text:s text:c="7"/>]</text:p>
          </table:table-cell>
          <table:table-cell office:value-type="float" office:value="0.647055284883925" calcext:value-type="float">
            <text:p>0.647055284883925</text:p>
          </table:table-cell>
          <table:table-cell office:value-type="string" calcext:value-type="string">
            <text:p>[('Adventure|Animation|Children|Comedy|Fantasy|Romance', 0.7320441123510805), ('Action|Adventure|Animation|Children|Comedy', 0.7179724159805116), ('Mystery|Thriller', 0.22119229184119193), ('Action|Adventure|Drama|Fantasy', 0.1520335504962626), ('Comedy|Romance', 0.0), ('Comedy', 0.0), ('Drama', 0.0), ('Action|Crime|Drama', 0.0), ('Drama', 0.0), ('Comedy', 0.0)]</text:p>
          </table:table-cell>
          <table:table-cell office:value-type="string" calcext:value-type="string">
            <text:p>['Comedy|Drama|Musical|Romance']</text:p>
          </table:table-cell>
          <table:table-cell office:value-type="float" office:value="3.35511811023622" calcext:value-type="float">
            <text:p>3.35511811023622</text:p>
          </table:table-cell>
          <table:table-cell office:value-type="float" office:value="0.865953451260955" calcext:value-type="float">
            <text:p>0.86595345126095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['Action|Adventure|Comedy|Fantasy', 'Action|Sci-Fi', 'Action|Adventure|Animation|Children|Comedy', 'Comedy|Drama|Romance', 'Adventure|Animation|Children|Comedy|Musical|Romance', 'Action|Adventure|Sci-Fi', 'Action|Adventure|Drama', 'Action|Adventure|Drama', 'Action|Comedy|Crime|Drama|Thriller', 'Comedy|Documentary', 'Action|Fantasy|War|IMAX', 'Action|Adventure|Comedy|Romance|Thriller', 'Action|Drama|Romance', 'Crime|Drama', 'Action|Adventure|Drama', 'Action|Sci-Fi|Thriller', 'Crime|Film-Noir|Mystery|Thriller', 'Action|Romance|War|Western', 'Action|Adventure|Animation|Fantasy|Sci-Fi', 'Action|Adventure|Sci-Fi']</text:p>
          </table:table-cell>
          <table:table-cell office:value-type="float" office:value="11.4521818161011" calcext:value-type="float">
            <text:p>11.452181816101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[3.07483254]</text:p>
          </table:table-cell>
          <table:table-cell office:value-type="float" office:value="0.530910107169279" calcext:value-type="float">
            <text:p>0.530910107169279</text:p>
          </table:table-cell>
          <table:table-cell office:value-type="string" calcext:value-type="string">
            <text:p>[ <text:s/>68 <text:s/>192 1027 <text:s/>121 <text:s text:c="2"/>15 <text:s/>184 3241 3246 3245 3244]</text:p>
          </table:table-cell>
          <table:table-cell office:value-type="string" calcext:value-type="string">
            <text:p>[1.05395561 0.52678433 0.49940616 0.20237095 0.05281309 0.02920954 0. <text:s text:c="8"/>0. <text:s text:c="8"/>0. <text:s text:c="8"/>0. <text:s text:c="7"/>]</text:p>
          </table:table-cell>
          <table:table-cell office:value-type="float" office:value="2.54392242936112" calcext:value-type="float">
            <text:p>2.54392242936112</text:p>
          </table:table-cell>
          <table:table-cell office:value-type="string" calcext:value-type="string">
            <text:p>[('Action|Adventure|Sci-Fi', 1.0539556126109935), ('Action|Crime|Drama|Thriller', 0.5267843256418302), ('Crime|Drama', 0.49940616371601965), ('Action|Drama|War', 0.2023709455953403), ('Action|Adventure|Sci-Fi', 0.05281308789321693), ('Drama|Romance', 0.029209535326684605), ('Drama', 0.0), ('Comedy', 0.0), ('Drama', 0.0), ('Action|Crime|Drama', 0.0)]</text:p>
          </table:table-cell>
          <table:table-cell office:value-type="string" calcext:value-type="string">
            <text:p>['Horror|Thriller']</text:p>
          </table:table-cell>
          <table:table-cell office:value-type="float" office:value="2.64205004035513" calcext:value-type="float">
            <text:p>2.64205004035513</text:p>
          </table:table-cell>
          <table:table-cell office:value-type="float" office:value="0.815135868043892" calcext:value-type="float">
            <text:p>0.81513586804389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['Drama', 'Comedy|Crime', 'Animation|Sci-Fi', 'Action|Adventure|Animation|Sci-Fi', 'Action|Adventure', 'Drama', 'Comedy|Drama|Romance', 'Action|Adventure|Horror|Sci-Fi', 'Adventure|Fantasy|Musical', 'Crime|Mystery|Thriller', 'Action|Drama|War', 'Action|Crime|Drama|Thriller', 'Action|Adventure|Sci-Fi', 'Action|Adventure|Comedy|Crime', 'Drama|Western', 'Action|Drama|War', 'Action|Adventure|Sci-Fi', 'Crime|Drama|Film-Noir', 'Comedy|Drama', 'Horror|Sci-Fi']</text:p>
          </table:table-cell>
          <table:table-cell office:value-type="float" office:value="10.3308892250061" calcext:value-type="float">
            <text:p>10.3308892250061</text:p>
          </table:table-cell>
          <table:table-cell office:value-type="float" office:value="0.379999999999999" calcext:value-type="float">
            <text:p>0.379999999999999</text:p>
          </table:table-cell>
        </table:table-row>
        <table:table-row table:style-name="ro1">
          <table:table-cell office:value-type="string" calcext:value-type="string">
            <text:p>[2.74972983]</text:p>
          </table:table-cell>
          <table:table-cell office:value-type="float" office:value="2.9686862234064" calcext:value-type="float">
            <text:p>2.9686862234064</text:p>
          </table:table-cell>
          <table:table-cell office:value-type="string" calcext:value-type="string">
            <text:p>[ <text:s/>36 <text:s/>232 <text:s/>244 <text:s text:c="2"/>16 1027 <text:s text:c="2"/>34 <text:s text:c="2"/>15 <text:s/>237 <text:s text:c="2"/>68 <text:s text:c="3"/>4]</text:p>
          </table:table-cell>
          <table:table-cell office:value-type="string" calcext:value-type="string">
            <text:p>[0.20438871 0.19447925 0.12561422 0.11955275 0.08321198 0.05450314 0.0472865 <text:s/>0.03704303 0.01949295 0.01356051]</text:p>
          </table:table-cell>
          <table:table-cell office:value-type="float" office:value="0.218956392232626" calcext:value-type="float">
            <text:p>0.218956392232626</text:p>
          </table:table-cell>
          <table:table-cell office:value-type="string" calcext:value-type="string">
            <text:p>[('Comedy|Crime|Drama|Thriller', 0.2043887050898346), ('Crime|Drama', 0.19447925029260898), ('Action|Crime|Drama|Mystery|Sci-Fi|Thriller|IMAX', 0.12561422319927237), ('Comedy|Crime|Drama|Thriller', 0.11955274786843811), ('Crime|Drama', 0.08321198011179752), ('Crime|Horror|Thriller', 0.05450314349811468), ('Action|Adventure|Sci-Fi', 0.04728650071342888), ('Crime|Drama|Thriller', 0.037043033627236335), ('Action|Adventure|Sci-Fi', 0.01949295435606406), ('Crime|Mystery|Thriller', 0.013560514536493139)]</text:p>
          </table:table-cell>
          <table:table-cell office:value-type="string" calcext:value-type="string">
            <text:p>['Comedy']</text:p>
          </table:table-cell>
          <table:table-cell office:value-type="float" office:value="3.02017543859649" calcext:value-type="float">
            <text:p>3.02017543859649</text:p>
          </table:table-cell>
          <table:table-cell office:value-type="float" office:value="0.793081910391178" calcext:value-type="float">
            <text:p>0.79308191039117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['Drama|Fantasy|Sci-Fi', 'Adventure|Sci-Fi', 'Action|Adventure|Sci-Fi|IMAX', 'Drama|Musical|Romance', 'Action|Thriller', 'Crime|Drama', 'Action|Drama|War', 'Action|Crime|IMAX', 'Action|Drama|War', 'Action|Adventure|Drama|Thriller|Western', 'Action|Fantasy|War|IMAX', 'Action|Sci-Fi|Thriller', 'Mystery|Sci-Fi|Thriller', 'Drama', 'Action|Crime|Drama|Thriller', 'Action|Adventure|Sci-Fi', 'Action|Adventure|Thriller', 'Adventure|Drama|Sci-Fi', 'Comedy|Crime|Mystery|Thriller', 'Fantasy|Sci-Fi']</text:p>
          </table:table-cell>
          <table:table-cell office:value-type="float" office:value="10.9000668525696" calcext:value-type="float">
            <text:p>10.9000668525696</text:p>
          </table:table-cell>
          <table:table-cell office:value-type="float" office:value="0.359999999999999" calcext:value-type="float">
            <text:p>0.359999999999999</text:p>
          </table:table-cell>
        </table:table-row>
        <table:table-row table:style-name="ro1">
          <table:table-cell office:value-type="string" calcext:value-type="string">
            <text:p>[2.27782137]</text:p>
          </table:table-cell>
          <table:table-cell office:value-type="float" office:value="3.36957021648848" calcext:value-type="float">
            <text:p>3.36957021648848</text:p>
          </table:table-cell>
          <table:table-cell office:value-type="string" calcext:value-type="string">
            <text:p>[ 360 1103 1102 <text:s/>723 <text:s/>864 1180 <text:s/>331 <text:s/>401 3236 3237]</text:p>
          </table:table-cell>
          <table:table-cell office:value-type="string" calcext:value-type="string">
            <text:p>[50.84110371 10.12403161 <text:s/>3.15871215 <text:s/>1.16663107 <text:s/>0.82769607 <text:s/>0.81724045 <text:s/>0.58281387 <text:s/>0.3955746 <text:s text:c="2"/>0. <text:s text:c="9"/>0. <text:s text:c="7"/>]</text:p>
          </table:table-cell>
          <table:table-cell office:value-type="float" office:value="1.09174885043615" calcext:value-type="float">
            <text:p>1.09174885043615</text:p>
          </table:table-cell>
          <table:table-cell office:value-type="string" calcext:value-type="string">
            <text:p>[('Action|Western', 50.84110370861984), ('Drama', 10.124031606418402), ('Action|Adventure|Western', 3.1587121454230096), ('Adventure|Drama|Sci-Fi', 1.1666310741287218), ('Comedy|Drama|Romance', 0.8276960666378407), ('Action|Western', 0.8172404496114062), ('Drama|Romance', 0.5828138693172825), ('Drama|Horror|Mystery', 0.39557460309633946), ('Comedy|Sci-Fi', 0.0), ('Comedy|Romance', 0.0)]</text:p>
          </table:table-cell>
          <table:table-cell office:value-type="string" calcext:value-type="string">
            <text:p>['Drama|Fantasy']</text:p>
          </table:table-cell>
          <table:table-cell office:value-type="float" office:value="3.36363636363636" calcext:value-type="float">
            <text:p>3.36363636363636</text:p>
          </table:table-cell>
          <table:table-cell office:value-type="float" office:value="0.80972055853863" calcext:value-type="float">
            <text:p>0.809720558538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'Comedy|Drama|Romance', 'Drama', 'Comedy|Drama|Romance', 'Drama|Romance', 'Drama|Musical|Romance', 'Drama', 'Drama|Romance|War', 'Drama', 'Crime|Drama', 'Action|Adventure|Drama|War', 'Musical|Romance', 'Adventure|Western', 'Drama|Fantasy', 'Horror|Thriller', 'Comedy|Sci-Fi', 'Western', 'Comedy|Drama|Musical|Romance', 'Action|Adventure|Western', 'Adventure|Drama|War', 'Action|Western']</text:p>
          </table:table-cell>
          <table:table-cell office:value-type="float" office:value="11.2010114192963" calcext:value-type="float">
            <text:p>11.2010114192963</text:p>
          </table:table-cell>
          <table:table-cell office:value-type="float" office:value="0.339999999999999" calcext:value-type="float">
            <text:p>0.339999999999999</text:p>
          </table:table-cell>
        </table:table-row>
        <table:table-row table:style-name="ro1">
          <table:table-cell office:value-type="string" calcext:value-type="string">
            <text:p>[2.63049841]</text:p>
          </table:table-cell>
          <table:table-cell office:value-type="float" office:value="2.05440841760894" calcext:value-type="float">
            <text:p>2.05440841760894</text:p>
          </table:table-cell>
          <table:table-cell office:value-type="string" calcext:value-type="string">
            <text:p>[ <text:s/>16 <text:s/>232 <text:s/>166 <text:s/>234 <text:s text:c="2"/>68 1030 2315 3242 3248 3247]</text:p>
          </table:table-cell>
          <table:table-cell office:value-type="string" calcext:value-type="string">
            <text:p>[6.60176479 1.1390167 <text:s/>0.64674264 0.63038833 0.42406043 0.38750035 0.13463167 0. <text:s text:c="8"/>0. <text:s text:c="8"/>0. <text:s text:c="7"/>]</text:p>
          </table:table-cell>
          <table:table-cell office:value-type="float" office:value="0.576089996611136" calcext:value-type="float">
            <text:p>0.576089996611136</text:p>
          </table:table-cell>
          <table:table-cell office:value-type="string" calcext:value-type="string">
            <text:p>[('Comedy|Crime|Drama|Thriller', 6.601764789174481), ('Crime|Drama', 1.1390167004526657), ('Action|Sci-Fi|Thriller', 0.6467426360421452), ('Action|Crime|Thriller', 0.6303883342304861), ('Action|Adventure|Sci-Fi', 0.42406043498673834), ('Action|Adventure|Comedy|Sci-Fi', 0.3875003532678462), ('Comedy', 0.13463167056157926), ('Comedy', 0.0), ('Drama', 0.0), ('Crime|Drama', 0.0)]</text:p>
          </table:table-cell>
          <table:table-cell office:value-type="string" calcext:value-type="string">
            <text:p>['Adventure|Children|Comedy|Fantasy|Sci-Fi']</text:p>
          </table:table-cell>
          <table:table-cell office:value-type="float" office:value="3.23588410104012" calcext:value-type="float">
            <text:p>3.23588410104012</text:p>
          </table:table-cell>
          <table:table-cell office:value-type="float" office:value="0.761419647489987" calcext:value-type="float">
            <text:p>0.76141964748998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['Drama|Romance|Sci-Fi', 'Action|Crime|Thriller', 'Crime|Horror|Mystery|Thriller', 'Action|Drama|Thriller', 'Comedy|Crime|Drama|Thriller', 'Action|Crime|Drama|Mystery|Sci-Fi|Thriller|IMAX', 'Action|Drama|War', 'Action|Comedy|Crime|Mystery', 'Action|Crime|Drama', 'Drama|Romance', 'Action|Crime|Drama|Thriller', 'Crime|Drama|Sci-Fi|Thriller', 'Action|Sci-Fi', 'Action|Crime|Film-Noir|Mystery|Thriller', 'Crime|Mystery|Thriller', 'Action|Thriller', 'Adventure|Animation|Comedy|Fantasy|Musical', 'Action|Sci-Fi', 'Crime|Drama', 'Comedy|Fantasy|Romance']</text:p>
          </table:table-cell>
          <table:table-cell office:value-type="float" office:value="8.65830659866333" calcext:value-type="float">
            <text:p>8.65830659866333</text:p>
          </table:table-cell>
          <table:table-cell office:value-type="float" office:value="0.319999999999999" calcext:value-type="float">
            <text:p>0.319999999999999</text:p>
          </table:table-cell>
        </table:table-row>
        <table:table-row table:style-name="ro1">
          <table:table-cell office:value-type="string" calcext:value-type="string">
            <text:p>[3.13016717]</text:p>
          </table:table-cell>
          <table:table-cell office:value-type="float" office:value="2.99372439386436" calcext:value-type="float">
            <text:p>2.99372439386436</text:p>
          </table:table-cell>
          <table:table-cell office:value-type="string" calcext:value-type="string">
            <text:p>[ <text:s/>15 <text:s text:c="2"/>70 <text:s text:c="2"/>67 3059 1136 3243 3249 3248 3247 3246]</text:p>
          </table:table-cell>
          <table:table-cell office:value-type="string" calcext:value-type="string">
            <text:p>[0.96069447 0.36421442 0.31803535 0.3106138 <text:s/>0.03774541 0. 0. <text:s text:c="8"/>0. <text:s text:c="8"/>0. <text:s text:c="8"/>0. <text:s text:c="7"/>]</text:p>
          </table:table-cell>
          <table:table-cell office:value-type="float" office:value="0.136442774726303" calcext:value-type="float">
            <text:p>0.136442774726303</text:p>
          </table:table-cell>
          <table:table-cell office:value-type="string" calcext:value-type="string">
            <text:p>[('Action|Adventure|Sci-Fi', 0.9606944715203151), ('Action|Adventure', 0.3642144188270426), ('Adventure|Comedy|Fantasy', 0.31803535317026677), ('Drama|Romance', 0.3106138006882918), ('Crime|Drama', 0.037745409478072804), ('Drama', 0.0), ('Drama', 0.0), ('Drama', 0.0), ('Crime|Drama', 0.0), ('Comedy', 0.0)]</text:p>
          </table:table-cell>
          <table:table-cell office:value-type="string" calcext:value-type="string">
            <text:p>['Action|Horror']</text:p>
          </table:table-cell>
          <table:table-cell office:value-type="float" office:value="3.67311827956989" calcext:value-type="float">
            <text:p>3.67311827956989</text:p>
          </table:table-cell>
          <table:table-cell office:value-type="float" office:value="1.01421507177541" calcext:value-type="float">
            <text:p>1.014215071775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['Comedy|Crime', 'Comedy|Romance', 'Crime|Drama', 'Comedy|Romance', 'Comedy|Drama|Romance', 'Comedy|War', 'Adventure|Drama|Sci-Fi', 'Comedy|Crime', 'Drama|Sci-Fi', 'Drama|Mystery', 'Crime|Film-Noir|Mystery|Thriller', 'Horror|Mystery', 'Comedy|Drama|Romance', 'Comedy|Drama|Romance', 'Adventure|Comedy|Drama', 'Action|Horror|Sci-Fi|Thriller', 'Action|Adventure|Fantasy', 'Animation|Children|Comedy|Musical', 'Comedy|Fantasy|Romance', 'Horror']</text:p>
          </table:table-cell>
          <table:table-cell office:value-type="float" office:value="7.51256942749023" calcext:value-type="float">
            <text:p>7.51256942749023</text:p>
          </table:table-cell>
          <table:table-cell office:value-type="float" office:value="0.299999999999999" calcext:value-type="float">
            <text:p>0.299999999999999</text:p>
          </table:table-cell>
        </table:table-row>
        <table:table-row table:style-name="ro1">
          <table:table-cell office:value-type="string" calcext:value-type="string">
            <text:p>[3.65860058]</text:p>
          </table:table-cell>
          <table:table-cell office:value-type="float" office:value="3.52002191766886" calcext:value-type="float">
            <text:p>3.52002191766886</text:p>
          </table:table-cell>
          <table:table-cell office:value-type="string" calcext:value-type="string">
            <text:p>[ <text:s/>16 <text:s/>774 <text:s/>744 <text:s/>192 <text:s text:c="3"/>4 2250 <text:s/>121 <text:s text:c="2"/>83 3235 3233]</text:p>
          </table:table-cell>
          <table:table-cell office:value-type="string" calcext:value-type="string">
            <text:p>[0.2537314 <text:s/>0.22034467 0.14951475 0.13393663 0.09259506 0.03264736 0.02276236 0.00648374 0. <text:s text:c="8"/>0. <text:s text:c="7"/>]</text:p>
          </table:table-cell>
          <table:table-cell office:value-type="float" office:value="0.138578659670107" calcext:value-type="float">
            <text:p>0.138578659670107</text:p>
          </table:table-cell>
          <table:table-cell office:value-type="string" calcext:value-type="string">
            <text:p>[('Comedy|Crime|Drama|Thriller', 0.25373139524496957), ('Action|Adventure|Drama|Fantasy', 0.22034467459154156), ('Adventure|Animation|Children|Comedy|Fantasy|Romance', 0.14951475206334428), ('Action|Crime|Drama|Thriller', 0.1339366348482445), ('Crime|Mystery|Thriller', 0.09259505826939167), ('Action|Adventure|Drama', 0.03264735827238858), ('Action|Drama|War', 0.022762364033518022), ('Horror', 0.006483738319486554), ('Action', 0.0), ('Drama', 0.0)]</text:p>
          </table:table-cell>
          <table:table-cell office:value-type="string" calcext:value-type="string">
            <text:p>['Mystery|Romance|Thriller']</text:p>
          </table:table-cell>
          <table:table-cell office:value-type="float" office:value="3.65739910313901" calcext:value-type="float">
            <text:p>3.65739910313901</text:p>
          </table:table-cell>
          <table:table-cell office:value-type="float" office:value="0.723795710716231" calcext:value-type="float">
            <text:p>0.72379571071623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['Comedy|Drama', 'Drama', 'Action|Sci-Fi|Thriller', 'Comedy|Drama|Romance', 'Crime|Mystery|Romance|Thriller', 'Drama|War', 'Comedy|Drama|Romance|War', 'Drama|Sci-Fi', 'Drama', 'Comedy|Drama|Romance', 'Comedy|Drama', 'Drama', 'Comedy|Drama|Fantasy', 'Action|Crime|Drama|Thriller', 'Action|Adventure|Animation|Drama|Fantasy', 'Adventure|Animation|Drama|Fantasy|Sci-Fi', 'Crime|Drama|Romance', 'Comedy|Romance', 'Crime|Mystery|Thriller', 'Drama']</text:p>
          </table:table-cell>
          <table:table-cell office:value-type="float" office:value="6.78372955322266" calcext:value-type="float">
            <text:p>6.78372955322266</text:p>
          </table:table-cell>
          <table:table-cell office:value-type="float" office:value="0.279999999999999" calcext:value-type="float">
            <text:p>0.279999999999999</text:p>
          </table:table-cell>
        </table:table-row>
        <table:table-row table:style-name="ro1">
          <table:table-cell office:value-type="string" calcext:value-type="string">
            <text:p>[3.35283046]</text:p>
          </table:table-cell>
          <table:table-cell office:value-type="float" office:value="3.42397395493414" calcext:value-type="float">
            <text:p>3.42397395493414</text:p>
          </table:table-cell>
          <table:table-cell office:value-type="string" calcext:value-type="string">
            <text:p>[1000 <text:s text:c="2"/>10 <text:s/>219 1400 <text:s/>265 <text:s/>987 <text:s/>268 <text:s/>232 <text:s/>422 3244]</text:p>
          </table:table-cell>
          <table:table-cell office:value-type="string" calcext:value-type="string">
            <text:p>[0.76472669 0.74965911 0.6005698 <text:s/>0.55984335 0.22542901 0.08252935 0.06997114 0.05383997 0.0085359 <text:s/>0. <text:s text:c="7"/>]</text:p>
          </table:table-cell>
          <table:table-cell office:value-type="float" office:value="0.0711434973385954" calcext:value-type="float">
            <text:p>0.071143497338595</text:p>
          </table:table-cell>
          <table:table-cell office:value-type="string" calcext:value-type="string">
            <text:p>[('Comedy|Romance', 0.7647266948948027), ('Action|Romance|Western', 0.7496591072566721), ('Action|Adventure|Drama', 0.6005698018080635), ('Animation|Children|Drama|Musical|Romance', 0.5598433453261038), ('Drama', 0.22542900848791259), ('Drama|Romance', 0.08252934977450033), ('Drama|War', 0.06997114162897947), ('Crime|Drama', 0.053839966714940186), ('Comedy|Drama|Romance', 0.008535902292475715), ('Action|Crime|Drama', 0.0)]</text:p>
          </table:table-cell>
          <table:table-cell office:value-type="string" calcext:value-type="string">
            <text:p>['Adventure|Romance|Thriller']</text:p>
          </table:table-cell>
          <table:table-cell office:value-type="float" office:value="3.42307692307692" calcext:value-type="float">
            <text:p>3.42307692307692</text:p>
          </table:table-cell>
          <table:table-cell office:value-type="float" office:value="0.716459077315275" calcext:value-type="float">
            <text:p>0.71645907731527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'Action|Thriller', 'Action|Adventure|Fantasy', 'Crime|Drama|Thriller', 'Action|Horror|Sci-Fi', 'Horror|Sci-Fi|Thriller', 'Comedy|Crime', 'Action|Comedy|Sci-Fi', 'Horror|Sci-Fi', 'Comedy|Crime|Drama|Mystery|Thriller', 'Documentary', 'Comedy|Romance', 'Drama|Fantasy|Horror|Thriller', 'Comedy', 'Adventure|Romance|Thriller', 'Action|Crime|Thriller', 'Drama', 'Drama', 'Comedy|Drama', 'Action|Adventure|Thriller', 'Horror|Thriller']</text:p>
          </table:table-cell>
          <table:table-cell office:value-type="float" office:value="6.75060558319092" calcext:value-type="float">
            <text:p>6.75060558319092</text:p>
          </table:table-cell>
          <table:table-cell office:value-type="float" office:value="0.259999999999999" calcext:value-type="float">
            <text:p>0.259999999999999</text:p>
          </table:table-cell>
        </table:table-row>
        <table:table-row table:style-name="ro1">
          <table:table-cell office:value-type="string" calcext:value-type="string">
            <text:p>[4.0171522]</text:p>
          </table:table-cell>
          <table:table-cell office:value-type="float" office:value="1.71601295794747" calcext:value-type="float">
            <text:p>1.71601295794747</text:p>
          </table:table-cell>
          <table:table-cell office:value-type="string" calcext:value-type="string">
            <text:p>[ <text:s/>70 <text:s text:c="2"/>65 1030 <text:s/>478 <text:s text:c="2"/>69 <text:s text:c="2"/>68 <text:s text:c="2"/>85 <text:s text:c="2"/>89 3248 3247]</text:p>
          </table:table-cell>
          <table:table-cell office:value-type="string" calcext:value-type="string">
            <text:p>[0.34029614 0.16120156 0.12324143 0.10382114 0.07668786 0.03385795 0.03252677 0.00163541 0. <text:s text:c="8"/>0. <text:s text:c="7"/>]</text:p>
          </table:table-cell>
          <table:table-cell office:value-type="float" office:value="2.3011392443043" calcext:value-type="float">
            <text:p>2.3011392443043</text:p>
          </table:table-cell>
          <table:table-cell office:value-type="string" calcext:value-type="string">
            <text:p>[('Action|Adventure', 0.34029613707464845), ('Children|Drama|Sci-Fi', 0.16120156050848264), ('Action|Adventure|Comedy|Sci-Fi', 0.12324143412425861), ('Action|Sci-Fi', 0.1038211415035975), ('Action|Adventure|Comedy|Fantasy|Romance', 0.07668785728313156), ('Action|Adventure|Sci-Fi', 0.03385794632596671), ('Adventure|Comedy|Sci-Fi', 0.032526767421925167), ('Action|Adventure', 0.0016354101161991231), ('Drama', 0.0), ('Crime|Drama', 0.0)]</text:p>
          </table:table-cell>
          <table:table-cell office:value-type="string" calcext:value-type="string">
            <text:p>['Action|Romance|Sci-Fi|Thriller']</text:p>
          </table:table-cell>
          <table:table-cell office:value-type="float" office:value="2.60739687055477" calcext:value-type="float">
            <text:p>2.60739687055477</text:p>
          </table:table-cell>
          <table:table-cell office:value-type="float" office:value="0.926641817915628" calcext:value-type="float">
            <text:p>0.9266418179156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['Comedy', 'Action|Crime|Drama|Thriller', 'Adventure|Fantasy|Musical', 'Romance|Thriller', 'Action|Crime|Thriller', 'Film-Noir|Mystery', 'Comedy', 'Adventure|Comedy|Sci-Fi', 'Action|Adventure|Sci-Fi|Thriller', 'Mystery|Thriller', 'Adventure|Animation|Children|Comedy|Crime|Fantasy|Mystery', 'Comedy|Drama|Fantasy|Romance', 'Action|Mystery|Sci-Fi', 'Action|Adventure', 'Adventure|Comedy|Fantasy|Sci-Fi', 'Action|Comedy|Fantasy', 'Action|Adventure|Comedy|Sci-Fi', 'Children|Drama|Sci-Fi', 'Action|Adventure|Comedy|Fantasy|Romance', 'Action|Adventure']</text:p>
          </table:table-cell>
          <table:table-cell office:value-type="float" office:value="6.05496430397034" calcext:value-type="float">
            <text:p>6.05496430397034</text:p>
          </table:table-cell>
          <table:table-cell office:value-type="float" office:value="0.239999999999999" calcext:value-type="float">
            <text:p>0.239999999999999</text:p>
          </table:table-cell>
        </table:table-row>
        <table:table-row table:style-name="ro1">
          <table:table-cell office:value-type="string" calcext:value-type="string">
            <text:p>[4.41557436]</text:p>
          </table:table-cell>
          <table:table-cell office:value-type="float" office:value="4.19499409985656" calcext:value-type="float">
            <text:p>4.19499409985656</text:p>
          </table:table-cell>
          <table:table-cell office:value-type="string" calcext:value-type="string">
            <text:p>[ <text:s/>28 <text:s text:c="2"/>20 <text:s/>232 <text:s text:c="2"/>16 <text:s/>313 <text:s/>495 <text:s/>309 <text:s/>670 <text:s/>461 3336]</text:p>
          </table:table-cell>
          <table:table-cell office:value-type="string" calcext:value-type="string">
            <text:p>[0.45454971 0.12206143 0.09709216 0.09401157 0.0697672 <text:s/>0.05777918 0.02549103 0.01708472 0.00160976 0. <text:s text:c="7"/>]</text:p>
          </table:table-cell>
          <table:table-cell office:value-type="float" office:value="0.220580262780109" calcext:value-type="float">
            <text:p>0.220580262780109</text:p>
          </table:table-cell>
          <table:table-cell office:value-type="string" calcext:value-type="string">
            <text:p>[('Drama|War', 0.45454970661121624), ('Comedy|Drama|Romance|War', 0.12206143122216472), ('Crime|Drama', 0.09709215785160845), ('Comedy|Crime|Drama|Thriller', 0.09401156999030456), ('Comedy|Romance', 0.06976719716001298), ('Drama|Romance', 0.05777918288882314), ('Comedy', 0.02549103192957486), ('Comedy|Drama|Fantasy|Romance|Thriller', 0.017084718554340864), ('Crime|Drama', 0.0016097567844341966), ('Drama|Thriller', 0.0)]</text:p>
          </table:table-cell>
          <table:table-cell office:value-type="string" calcext:value-type="string">
            <text:p>['Crime|Mystery|Thriller']</text:p>
          </table:table-cell>
          <table:table-cell office:value-type="float" office:value="3.68941979522184" calcext:value-type="float">
            <text:p>3.68941979522184</text:p>
          </table:table-cell>
          <table:table-cell office:value-type="float" office:value="0.75887738482934" calcext:value-type="float">
            <text:p>0.758877384829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['Comedy|Crime', 'Drama', 'Drama', 'Crime|Horror|Thriller', 'Drama|War', 'Comedy|Crime|Drama|Thriller', 'Drama', 'Musical|Romance', 'Adventure|Children|Fantasy|Musical', 'Drama|War', 'Drama|Romance', 'Comedy|Drama', 'Drama|Mystery', 'Comedy|Drama', 'Action|Drama|War', 'Drama|War', 'Comedy|Drama|Romance', 'Crime|Drama', 'Comedy|Drama|Romance', 'Drama|Mystery|Western']</text:p>
          </table:table-cell>
          <table:table-cell office:value-type="float" office:value="5.55640506744385" calcext:value-type="float">
            <text:p>5.55640506744385</text:p>
          </table:table-cell>
          <table:table-cell office:value-type="float" office:value="0.219999999999999" calcext:value-type="float">
            <text:p>0.219999999999999</text:p>
          </table:table-cell>
        </table:table-row>
        <table:table-row table:style-name="ro1">
          <table:table-cell office:value-type="string" calcext:value-type="string">
            <text:p>[3.18548339]</text:p>
          </table:table-cell>
          <table:table-cell office:value-type="float" office:value="3.39270867861036" calcext:value-type="float">
            <text:p>3.39270867861036</text:p>
          </table:table-cell>
          <table:table-cell office:value-type="string" calcext:value-type="string">
            <text:p>[ <text:s/>15 <text:s/>770 <text:s/>166 2265 <text:s/>192 <text:s text:c="2"/>70 9723 3242 3247 3246]</text:p>
          </table:table-cell>
          <table:table-cell office:value-type="string" calcext:value-type="string">
            <text:p>[0.91105043 0.27400636 0.23127674 0.06165849 0.01921464 0.01010762 0. <text:s text:c="8"/>0. <text:s text:c="8"/>0. <text:s text:c="8"/>0. <text:s text:c="7"/>]</text:p>
          </table:table-cell>
          <table:table-cell office:value-type="float" office:value="0.207225284561419" calcext:value-type="float">
            <text:p>0.207225284561419</text:p>
          </table:table-cell>
          <table:table-cell office:value-type="string" calcext:value-type="string">
            <text:p>[('Action|Adventure|Sci-Fi', 0.9110504298563287), ('Action|Adventure|Comedy|Fantasy', 0.2740063575573549), ('Action|Sci-Fi|Thriller', 0.23127673597729537), ('Comedy|Horror', 0.06165848847410161), ('Action|Crime|Drama|Thriller', 0.01921464276092479), ('Action|Adventure', 0.010107624678112827), ('Horror', 0.0), ('Comedy', 0.0), ('Crime|Drama', 0.0), ('Comedy', 0.0)]</text:p>
          </table:table-cell>
          <table:table-cell office:value-type="string" calcext:value-type="string">
            <text:p>['Action']</text:p>
          </table:table-cell>
          <table:table-cell office:value-type="float" office:value="3.37227722772277" calcext:value-type="float">
            <text:p>3.37227722772277</text:p>
          </table:table-cell>
          <table:table-cell office:value-type="float" office:value="0.847841617457709" calcext:value-type="float">
            <text:p>0.8478416174577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['Adventure|Fantasy', 'Action|Sci-Fi|Thriller', 'Comedy|Crime', 'Comedy|Drama', 'Adventure|Animation|Children|Romance|Sci-Fi', 'Action|Crime|Drama|IMAX', 'Crime|Drama', 'Action|Adventure|Comedy|Fantasy', 'Action|Horror', 'Action|Adventure|Drama', 'Action|Adventure|Sci-Fi', 'Action|Adventure|Comedy|Fantasy|Romance', 'Action|Adventure', 'Adventure|Drama|War', 'Action|Comedy|Sci-Fi', 'Drama|Mystery|Sci-Fi|Thriller', 'Adventure|Fantasy', 'Action|Drama|War', 'Action|Adventure|Drama|Fantasy', 'Adventure|Animation|Children|Comedy|Fantasy|IMAX']</text:p>
          </table:table-cell>
          <table:table-cell office:value-type="float" office:value="5.23999547958374" calcext:value-type="float">
            <text:p>5.23999547958374</text:p>
          </table:table-cell>
          <table:table-cell office:value-type="float" office:value="0.199999999999999" calcext:value-type="float">
            <text:p>0.199999999999999</text:p>
          </table:table-cell>
        </table:table-row>
        <table:table-row table:style-name="ro1">
          <table:table-cell office:value-type="string" calcext:value-type="string">
            <text:p>[3.69608962]</text:p>
          </table:table-cell>
          <table:table-cell office:value-type="float" office:value="3.93168257987557" calcext:value-type="float">
            <text:p>3.93168257987557</text:p>
          </table:table-cell>
          <table:table-cell office:value-type="string" calcext:value-type="string">
            <text:p>[ 203 <text:s/>232 <text:s/>238 <text:s/>192 <text:s text:c="2"/>28 <text:s/>765 <text:s/>244 <text:s/>237 1361 3248]</text:p>
          </table:table-cell>
          <table:table-cell office:value-type="string" calcext:value-type="string">
            <text:p>[0.38567066 0.20418619 0.09744203 0.09540308 0.09186254 0.08188108 0.07756863 0.03990104 0.00672139 0. <text:s text:c="7"/>]</text:p>
          </table:table-cell>
          <table:table-cell office:value-type="float" office:value="0.235592958826899" calcext:value-type="float">
            <text:p>0.235592958826899</text:p>
          </table:table-cell>
          <table:table-cell office:value-type="string" calcext:value-type="string">
            <text:p>[('Crime|Drama', 0.38567066020779006), ('Crime|Drama', 0.20418618882792078), ('Action|Crime|Drama|IMAX', 0.09744203397962528), ('Action|Crime|Drama|Thriller', 0.09540307718782834), ('Drama|War', 0.09186253760817223), ('Crime|Drama', 0.08188107730671021), ('Action|Crime|Drama|Mystery|Sci-Fi|Thriller|IMAX', 0.07756863217009174), ('Crime|Drama|Thriller', 0.039901043591955086), ('Drama|Thriller|War', 0.006721394439976932), ('Drama', 0.0)]</text:p>
          </table:table-cell>
          <table:table-cell office:value-type="string" calcext:value-type="string">
            <text:p>['Action|Adventure|Drama|Sci-Fi']</text:p>
          </table:table-cell>
          <table:table-cell office:value-type="float" office:value="3.85972222222222" calcext:value-type="float">
            <text:p>3.85972222222222</text:p>
          </table:table-cell>
          <table:table-cell office:value-type="float" office:value="0.801328709467771" calcext:value-type="float">
            <text:p>0.80132870946777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'Action|Crime|Drama|Thriller', 'Drama|Sci-Fi|Thriller', 'Comedy|Drama|Fantasy|Romance', 'Horror|Mystery|Thriller', 'Comedy', 'Animation|Comedy', 'Drama|Horror|Mystery|Sci-Fi|Thriller', 'Drama', 'Drama|Fantasy|Musical|Romance', 'Drama|Thriller', 'Animation|Drama|Fantasy', 'Drama', 'Drama|Romance', 'Action|Comedy', 'Action|Sci-Fi|Thriller', 'Crime|Drama|Mystery|Thriller', 'Drama|Mystery|Thriller', 'Comedy|Drama|Romance', 'Action|Sci-Fi|Thriller', 'Drama']</text:p>
          </table:table-cell>
          <table:table-cell office:value-type="float" office:value="4.91842103004456" calcext:value-type="float">
            <text:p>4.91842103004456</text:p>
          </table:table-cell>
          <table:table-cell office:value-type="float" office:value="0.179999999999999" calcext:value-type="float">
            <text:p>0.179999999999999</text:p>
          </table:table-cell>
        </table:table-row>
        <table:table-row table:style-name="ro1">
          <table:table-cell office:value-type="string" calcext:value-type="string">
            <text:p>[3.9401277]</text:p>
          </table:table-cell>
          <table:table-cell office:value-type="float" office:value="2.97553580671953" calcext:value-type="float">
            <text:p>2.97553580671953</text:p>
          </table:table-cell>
          <table:table-cell office:value-type="string" calcext:value-type="string">
            <text:p>[ 184 <text:s/>166 <text:s/>233 <text:s/>764 <text:s text:c="2"/>20 <text:s text:c="2"/>69 <text:s text:c="2"/>15 3243 3248 3247]</text:p>
          </table:table-cell>
          <table:table-cell office:value-type="string" calcext:value-type="string">
            <text:p>[0.93721394 0.46420474 0.45381583 0.33914922 0.21717739 0.2046867 0.06585898 0. <text:s text:c="8"/>0. <text:s text:c="8"/>0. <text:s text:c="7"/>]</text:p>
          </table:table-cell>
          <table:table-cell office:value-type="float" office:value="0.96459189227853" calcext:value-type="float">
            <text:p>0.96459189227853</text:p>
          </table:table-cell>
          <table:table-cell office:value-type="string" calcext:value-type="string">
            <text:p>[('Drama|Romance', 0.9372139364413775), ('Action|Sci-Fi|Thriller', 0.46420474078790325), ('Drama|Romance', 0.4538158294635538), ('Adventure|Fantasy', 0.3391492181217357), ('Comedy|Drama|Romance|War', 0.21717739092681304), ('Action|Adventure|Comedy|Fantasy|Romance', 0.20468669696071584), ('Action|Adventure|Sci-Fi', 0.06585898058647445), ('Drama', 0.0), ('Drama', 0.0), ('Crime|Drama', 0.0)]</text:p>
          </table:table-cell>
          <table:table-cell office:value-type="string" calcext:value-type="string">
            <text:p>['Action|Crime|Drama|Mystery|Thriller']</text:p>
          </table:table-cell>
          <table:table-cell office:value-type="float" office:value="3.39195700518903" calcext:value-type="float">
            <text:p>3.39195700518903</text:p>
          </table:table-cell>
          <table:table-cell office:value-type="float" office:value="0.933134293505264" calcext:value-type="float">
            <text:p>0.93313429350526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['Animation|Children|Comedy', 'Comedy|Drama|Romance', 'Comedy', 'Comedy', 'Drama', 'Comedy|Drama|Fantasy', 'Comedy|Drama|Romance', 'Comedy', 'Drama', 'Action|Adventure|Drama', 'Comedy|Drama', 'Comedy', 'Comedy|Romance', 'Comedy|Drama', 'Comedy|Drama|Romance', 'Action|Western', 'Drama|Western', 'Adventure|Drama', 'Adventure|Drama|War', 'Drama']</text:p>
          </table:table-cell>
          <table:table-cell office:value-type="float" office:value="4.25889205932617" calcext:value-type="float">
            <text:p>4.25889205932617</text:p>
          </table:table-cell>
          <table:table-cell office:value-type="float" office:value="0.159999999999999" calcext:value-type="float">
            <text:p>0.159999999999999</text:p>
          </table:table-cell>
        </table:table-row>
        <table:table-row table:style-name="ro1">
          <table:table-cell office:value-type="string" calcext:value-type="string">
            <text:p>[3.73989644]</text:p>
          </table:table-cell>
          <table:table-cell office:value-type="float" office:value="3.15342370380195" calcext:value-type="float">
            <text:p>3.15342370380195</text:p>
          </table:table-cell>
          <table:table-cell office:value-type="string" calcext:value-type="string">
            <text:p>[ <text:s/>16 <text:s/>774 <text:s/>744 <text:s/>192 <text:s/>234 <text:s/>121 <text:s text:c="3"/>4 2250 3237 3236]</text:p>
          </table:table-cell>
          <table:table-cell office:value-type="string" calcext:value-type="string">
            <text:p>[0.21586885 0.16411084 0.14872135 0.14652431 0.09833991 0.04980119 0.04746769 0.03902147 0. <text:s text:c="8"/>0. <text:s text:c="7"/>]</text:p>
          </table:table-cell>
          <table:table-cell office:value-type="float" office:value="0.586472734917843" calcext:value-type="float">
            <text:p>0.586472734917843</text:p>
          </table:table-cell>
          <table:table-cell office:value-type="string" calcext:value-type="string">
            <text:p>[('Comedy|Crime|Drama|Thriller', 0.21586884501809106), ('Action|Adventure|Drama|Fantasy', 0.16411083873393242), ('Adventure|Animation|Children|Comedy|Fantasy|Romance', 0.14872134868771356), ('Action|Crime|Drama|Thriller', 0.1465243138733206), ('Action|Crime|Thriller', 0.09833991128104626), ('Action|Drama|War', 0.04980118865954986), ('Crime|Mystery|Thriller', 0.047467691108330934), ('Action|Adventure|Drama', 0.0390214717818146), ('Comedy|Romance', 0.0), ('Comedy|Sci-Fi', 0.0)]</text:p>
          </table:table-cell>
          <table:table-cell office:value-type="string" calcext:value-type="string">
            <text:p>['Crime|Thriller']</text:p>
          </table:table-cell>
          <table:table-cell office:value-type="float" office:value="3.52981651376147" calcext:value-type="float">
            <text:p>3.52981651376147</text:p>
          </table:table-cell>
          <table:table-cell office:value-type="float" office:value="1.0427913155568" calcext:value-type="float">
            <text:p>1.042791315556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['Action|Western', 'Action|Crime|Thriller', 'Comedy|Drama|Romance', 'Action|Crime|Film-Noir|Mystery|Thriller', 'Action|Adventure|Sci-Fi', 'Action|Drama|Thriller', 'Action|Crime|IMAX', 'Mystery|Thriller', 'Action|Sci-Fi|Thriller', 'Drama|Romance', 'Action|Comedy|Crime', 'Action|Sci-Fi|Thriller', 'Action|Fantasy|War|IMAX', 'Action|Crime|Drama|Thriller', 'Action|Adventure|Sci-Fi', 'Action|Sci-Fi|Thriller|IMAX', 'Crime|Drama', 'Comedy|Drama|Romance', 'Drama|War', 'Action|Crime|Drama|Thriller']</text:p>
          </table:table-cell>
          <table:table-cell office:value-type="float" office:value="4.03157663345337" calcext:value-type="float">
            <text:p>4.03157663345337</text:p>
          </table:table-cell>
          <table:table-cell office:value-type="float" office:value="0.139999999999999" calcext:value-type="float">
            <text:p>0.139999999999999</text:p>
          </table:table-cell>
        </table:table-row>
        <table:table-row table:style-name="ro1">
          <table:table-cell office:value-type="string" calcext:value-type="string">
            <text:p>[4.05273432]</text:p>
          </table:table-cell>
          <table:table-cell office:value-type="float" office:value="4.02115894387082" calcext:value-type="float">
            <text:p>4.02115894387082</text:p>
          </table:table-cell>
          <table:table-cell office:value-type="string" calcext:value-type="string">
            <text:p>[ 203 <text:s/>232 <text:s/>244 1055 <text:s/>192 <text:s/>237 3238 3244 3249 3248]</text:p>
          </table:table-cell>
          <table:table-cell office:value-type="string" calcext:value-type="string">
            <text:p>[0.42779568 0.25910002 0.22685909 0.09776443 0.05525047 0.04106336 0. <text:s text:c="8"/>0. <text:s text:c="8"/>0. <text:s text:c="8"/>0. <text:s text:c="7"/>]</text:p>
          </table:table-cell>
          <table:table-cell office:value-type="float" office:value="0.0315753796260303" calcext:value-type="float">
            <text:p>0.03157537962603</text:p>
          </table:table-cell>
          <table:table-cell office:value-type="string" calcext:value-type="string">
            <text:p>[('Crime|Drama', 0.42779567637228777), ('Crime|Drama', 0.25910001640374464), ('Action|Crime|Drama|Mystery|Sci-Fi|Thriller|IMAX', 0.22685909253078554), ('Adventure|Animation|Children|Romance|Sci-Fi', 0.09776442916116589), ('Action|Crime|Drama|Thriller', 0.05525046507204266), ('Crime|Drama|Thriller', 0.04106335908716585), ('Animation|Comedy|Fantasy', 0.0), ('Action|Crime|Drama', 0.0), ('Drama', 0.0), ('Drama', 0.0)]</text:p>
          </table:table-cell>
          <table:table-cell office:value-type="string" calcext:value-type="string">
            <text:p>['Drama|War']</text:p>
          </table:table-cell>
          <table:table-cell office:value-type="float" office:value="4.01644736842105" calcext:value-type="float">
            <text:p>4.01644736842105</text:p>
          </table:table-cell>
          <table:table-cell office:value-type="float" office:value="0.891143859771734" calcext:value-type="float">
            <text:p>0.89114385977173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'Action|Crime|Thriller', 'Action|Crime|Thriller', 'Comedy|Drama|Romance|War', 'Drama|War', 'Documentary', 'Crime|Drama|Thriller', 'Comedy|Drama', 'Adventure|Crime|Drama', 'Drama|Musical|Romance', 'Drama|War', 'Action|Adventure|Crime|Drama|Thriller|War', 'Action|Crime|Thriller', 'Adventure|Drama', 'Action|Drama|War', 'Comedy|Romance|Sci-Fi', 'Adventure|Drama', 'Adventure|Drama|War', 'Action|Mystery|Thriller', 'Action|Adventure|Drama', 'Action|Adventure|Drama']</text:p>
          </table:table-cell>
          <table:table-cell office:value-type="float" office:value="3.36010098457336" calcext:value-type="float">
            <text:p>3.36010098457336</text:p>
          </table:table-cell>
          <table:table-cell office:value-type="float" office:value="0.119999999999999" calcext:value-type="float">
            <text:p>0.119999999999999</text:p>
          </table:table-cell>
        </table:table-row>
        <table:table-row table:style-name="ro1">
          <table:table-cell office:value-type="string" calcext:value-type="string">
            <text:p>[3.25834319]</text:p>
          </table:table-cell>
          <table:table-cell office:value-type="float" office:value="4.33157315334065" calcext:value-type="float">
            <text:p>4.33157315334065</text:p>
          </table:table-cell>
          <table:table-cell office:value-type="string" calcext:value-type="string">
            <text:p>[ <text:s/>16 <text:s text:c="3"/>4 1129 <text:s text:c="3"/>0 <text:s/>864 <text:s text:c="2"/>20 <text:s/>192 <text:s/>782 3200 3197]</text:p>
          </table:table-cell>
          <table:table-cell office:value-type="string" calcext:value-type="string">
            <text:p>[0.52961414 0.16733068 0.14343693 0.07027335 0.03343919 0.02333531 0.01306979 0.0122362 <text:s/>0. <text:s text:c="8"/>0. <text:s text:c="7"/>]</text:p>
          </table:table-cell>
          <table:table-cell office:value-type="float" office:value="1.0732299621703" calcext:value-type="float">
            <text:p>1.0732299621703</text:p>
          </table:table-cell>
          <table:table-cell office:value-type="string" calcext:value-type="string">
            <text:p>[('Comedy|Crime|Drama|Thriller', 0.5296141379605975), ('Crime|Mystery|Thriller', 0.16733067790753361), ('Drama|Romance|Sci-Fi', 0.14343692751978976), ('Adventure|Animation|Children|Comedy|Fantasy', 0.07027335227829302), ('Comedy|Drama|Romance', 0.033439186301064086), ('Comedy|Drama|Romance|War', 0.023335310357378625), ('Action|Crime|Drama|Thriller', 0.013069786356440653), ('Action|Adventure|Sci-Fi|IMAX', 0.012236199447672692), ('Comedy|Horror', 0.0), ('Drama|Romance|War', 0.0)]</text:p>
          </table:table-cell>
          <table:table-cell office:value-type="string" calcext:value-type="string">
            <text:p>['Action|Comedy|Fantasy|Horror']</text:p>
          </table:table-cell>
          <table:table-cell office:value-type="float" office:value="3.14597156398104" calcext:value-type="float">
            <text:p>3.14597156398104</text:p>
          </table:table-cell>
          <table:table-cell office:value-type="float" office:value="0.866173356523729" calcext:value-type="float">
            <text:p>0.8661733565237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['Adventure|Comedy|Fantasy', 'Comedy|Drama|Romance|War', 'Western', 'Adventure|Comedy|Sci-Fi', 'Action|Horror', 'Drama|War', 'Children|Comedy', 'Action|Adventure', 'Adventure|Drama|War', 'Adventure|Drama|Western', 'Crime|Horror|Thriller', 'Comedy|Drama', 'Comedy|Crime|Drama|Thriller', 'Adventure|Fantasy', 'Mystery|Sci-Fi|Thriller', 'Animation|Children|Musical', 'Drama', 'Comedy|Crime', 'Comedy', 'Adventure|Drama|Sci-Fi']</text:p>
          </table:table-cell>
          <table:table-cell office:value-type="float" office:value="2.9944920539856" calcext:value-type="float">
            <text:p>2.9944920539856</text:p>
          </table:table-cell>
          <table:table-cell office:value-type="float" office:value="0.0999999999999994" calcext:value-type="float">
            <text:p>0.099999999999999</text:p>
          </table:table-cell>
        </table:table-row>
        <table:table-row table:style-name="ro1">
          <table:table-cell office:value-type="string" calcext:value-type="string">
            <text:p>[3.60854667]</text:p>
          </table:table-cell>
          <table:table-cell office:value-type="float" office:value="3.74044356048602" calcext:value-type="float">
            <text:p>3.74044356048602</text:p>
          </table:table-cell>
          <table:table-cell office:value-type="string" calcext:value-type="string">
            <text:p>[ 192 <text:s text:c="2"/>68 <text:s/>794 <text:s text:c="2"/>73 1133 <text:s text:c="2"/>67 2265 <text:s/>771 3247 3246]</text:p>
          </table:table-cell>
          <table:table-cell office:value-type="string" calcext:value-type="string">
            <text:p>[0.3662368 <text:s/>0.21156137 0.12760174 0.05713342 0.04594275 0.04525908 0.01231617 0.00254316 0. <text:s text:c="8"/>0. <text:s text:c="7"/>]</text:p>
          </table:table-cell>
          <table:table-cell office:value-type="float" office:value="0.131896891348334" calcext:value-type="float">
            <text:p>0.131896891348334</text:p>
          </table:table-cell>
          <table:table-cell office:value-type="string" calcext:value-type="string">
            <text:p>[('Action|Crime|Drama|Thriller', 0.36623679775437823), ('Action|Adventure|Sci-Fi', 0.211561369939721), ('Action|Adventure|Animation|Children|Comedy', 0.12760173871103078), ('Action|Adventure|Sci-Fi', 0.05713341774782619), ('Adventure|Animation|Children|Comedy|Fantasy|IMAX', 0.04594274648907559), ('Adventure|Comedy|Fantasy', 0.045259081093639804), ('Comedy|Horror', 0.012316171571485051), ('Comedy|Musical', 0.0025431577377830077), ('Crime|Drama', 0.0), ('Comedy', 0.0)]</text:p>
          </table:table-cell>
          <table:table-cell office:value-type="string" calcext:value-type="string">
            <text:p>['Comedy']</text:p>
          </table:table-cell>
          <table:table-cell office:value-type="float" office:value="3.542194092827" calcext:value-type="float">
            <text:p>3.542194092827</text:p>
          </table:table-cell>
          <table:table-cell office:value-type="float" office:value="0.854568410999979" calcext:value-type="float">
            <text:p>0.8545684109999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['Animation|Fantasy|Thriller', 'Action|Crime|Drama|Thriller', 'Drama', 'Drama', 'Crime|Drama|Thriller', 'Drama|War', 'Drama', 'Adventure|Comedy|Drama', 'Action|Sci-Fi|Thriller', 'Adventure|Animation|Sci-Fi', 'Action|Comedy|Romance', 'Adventure|Animation|Children|Comedy', 'Action|Mystery|Thriller', 'Adventure|Animation|Children|Fantasy|Musical', 'Documentary|Drama', 'Comedy|Drama|Romance', 'Comedy|Romance', 'Action|Adventure|Drama|Sci-Fi|Thriller', 'Drama|Horror|Mystery', 'Comedy|Musical']</text:p>
          </table:table-cell>
          <table:table-cell office:value-type="float" office:value="2.50588345527649" calcext:value-type="float">
            <text:p>2.50588345527649</text:p>
          </table:table-cell>
          <table:table-cell office:value-type="float" office:value="0.0799999999999994" calcext:value-type="float">
            <text:p>0.079999999999999</text:p>
          </table:table-cell>
        </table:table-row>
        <table:table-row table:style-name="ro1">
          <table:table-cell office:value-type="string" calcext:value-type="string">
            <text:p>[2.64287257]</text:p>
          </table:table-cell>
          <table:table-cell office:value-type="float" office:value="3.30688643971713" calcext:value-type="float">
            <text:p>3.30688643971713</text:p>
          </table:table-cell>
          <table:table-cell office:value-type="string" calcext:value-type="string">
            <text:p>[ <text:s text:c="2"/>7 <text:s text:c="2"/>16 <text:s/>180 <text:s text:c="2"/>68 9723 3247 3246 3245 3244 3243]</text:p>
          </table:table-cell>
          <table:table-cell office:value-type="string" calcext:value-type="string">
            <text:p>[0.69127858 0.4406465 <text:s/>0.31432344 0.31407512 0. <text:s text:c="8"/>0. 0. <text:s text:c="8"/>0. <text:s text:c="8"/>0. <text:s text:c="8"/>0. <text:s text:c="7"/>]</text:p>
          </table:table-cell>
          <table:table-cell office:value-type="float" office:value="0.664013871656648" calcext:value-type="float">
            <text:p>0.664013871656648</text:p>
          </table:table-cell>
          <table:table-cell office:value-type="string" calcext:value-type="string">
            <text:p>[('Action|Drama|War', 0.6912785780855899), ('Comedy|Crime|Drama|Thriller', 0.44064650008457373), ('Action|Comedy|Sci-Fi', 0.3143234427176713), ('Action|Adventure|Sci-Fi', 0.31407512116430836), ('Horror', 0.0), ('Crime|Drama', 0.0), ('Comedy', 0.0), ('Drama', 0.0), ('Action|Crime|Drama', 0.0), ('Drama', 0.0)]</text:p>
          </table:table-cell>
          <table:table-cell office:value-type="string" calcext:value-type="string">
            <text:p>['Action|Comedy|Crime|Drama']</text:p>
          </table:table-cell>
          <table:table-cell office:value-type="float" office:value="2.76182707993475" calcext:value-type="float">
            <text:p>2.76182707993475</text:p>
          </table:table-cell>
          <table:table-cell office:value-type="float" office:value="0.873038938446153" calcext:value-type="float">
            <text:p>0.8730389384461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['Comedy|Musical|Romance', 'Comedy|Crime', 'Action|Adventure|Mystery|Thriller', 'Action|Adventure|Fantasy', 'Adventure|Animation|Children|Comedy|Fantasy', 'Comedy|Drama', 'Action|Adventure|Thriller', 'Adventure|Comedy|Sci-Fi', 'Comedy|Horror', 'Action|Comedy|Sci-Fi', 'Action|Adventure|Sci-Fi', 'Comedy|Drama', 'Action|Comedy|Crime|Drama|Sci-Fi', 'Comedy|Crime|Drama|Thriller', 'Action|Adventure', 'Action|Adventure|Sci-Fi', 'Action|Adventure', 'Action|Adventure|Sci-Fi', 'Action|Drama', 'Comedy|Drama']</text:p>
          </table:table-cell>
          <table:table-cell office:value-type="float" office:value="2.09241938591003" calcext:value-type="float">
            <text:p>2.09241938591003</text:p>
          </table:table-cell>
          <table:table-cell office:value-type="float" office:value="0.0599999999999994" calcext:value-type="float">
            <text:p>0.059999999999999</text:p>
          </table:table-cell>
        </table:table-row>
        <table:table-row table:style-name="ro1">
          <table:table-cell office:value-type="string" calcext:value-type="string">
            <text:p>[4.01937823]</text:p>
          </table:table-cell>
          <table:table-cell office:value-type="float" office:value="3.62729888644423" calcext:value-type="float">
            <text:p>3.62729888644423</text:p>
          </table:table-cell>
          <table:table-cell office:value-type="string" calcext:value-type="string">
            <text:p>[ 735 <text:s/>744 <text:s text:c="2"/>20 <text:s text:c="2"/>34 <text:s text:c="2"/>69 <text:s text:c="2"/>16 3242 3248 3247 3246]</text:p>
          </table:table-cell>
          <table:table-cell office:value-type="string" calcext:value-type="string">
            <text:p>[0.40991294 0.36435144 0.36401039 0.06753024 0.0133542 <text:s/>0.00647069 0. <text:s text:c="8"/>0. <text:s text:c="8"/>0. <text:s text:c="8"/>0. <text:s text:c="7"/>]</text:p>
          </table:table-cell>
          <table:table-cell office:value-type="float" office:value="0.392079343188364" calcext:value-type="float">
            <text:p>0.392079343188364</text:p>
          </table:table-cell>
          <table:table-cell office:value-type="string" calcext:value-type="string">
            <text:p>[('Adventure|Animation|Children|Comedy|Fantasy', 0.40991293909790205), ('Adventure|Animation|Children|Comedy|Fantasy|Romance', 0.3643514385559995), ('Comedy|Drama|Romance|War', 0.36401039353076553), ('Crime|Horror|Thriller', 0.06753024059529143), ('Action|Adventure|Comedy|Fantasy|Romance', 0.013354203852978246), ('Comedy|Crime|Drama|Thriller', 0.006470689958954453), ('Comedy', 0.0), ('Drama', 0.0), ('Crime|Drama', 0.0), ('Comedy', 0.0)]</text:p>
          </table:table-cell>
          <table:table-cell office:value-type="string" calcext:value-type="string">
            <text:p>['Action|Comedy|Crime|Fantasy']</text:p>
          </table:table-cell>
          <table:table-cell office:value-type="float" office:value="3.87593984962406" calcext:value-type="float">
            <text:p>3.87593984962406</text:p>
          </table:table-cell>
          <table:table-cell office:value-type="float" office:value="0.975397897803032" calcext:value-type="float">
            <text:p>0.9753978978030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['Action|Mystery|Thriller', 'Action|Drama|War', 'Action|Mystery|Sci-Fi', 'Action|Crime|Drama|Thriller', 'Drama', 'Comedy|Crime', 'Action|Crime|Thriller', 'Comedy', 'Animation|Children|Comedy|Musical', 'Action|Adventure|Sci-Fi', 'Action|Sci-Fi', 'Drama|Romance', 'Action|Thriller', 'Adventure|Animation|Children|Drama|Musical|IMAX', 'Adventure|Drama|IMAX', 'Action|Comedy|Crime', 'Action|Adventure|Comedy', 'Musical|Romance', 'Action|Comedy|Romance', 'Children|Comedy|Musical']</text:p>
          </table:table-cell>
          <table:table-cell office:value-type="float" office:value="1.40627717971802" calcext:value-type="float">
            <text:p>1.40627717971802</text:p>
          </table:table-cell>
          <table:table-cell office:value-type="float" office:value="0.0399999999999994" calcext:value-type="float">
            <text:p>0.039999999999999</text:p>
          </table:table-cell>
        </table:table-row>
        <table:table-row table:style-name="ro1">
          <table:table-cell office:value-type="string" calcext:value-type="string">
            <text:p>[3.76840457]</text:p>
          </table:table-cell>
          <table:table-cell office:value-type="float" office:value="3.33574328143806" calcext:value-type="float">
            <text:p>3.33574328143806</text:p>
          </table:table-cell>
          <table:table-cell office:value-type="string" calcext:value-type="string">
            <text:p>[ 530 <text:s text:c="3"/>3 <text:s/>232 <text:s text:c="2"/>16 <text:s/>463 <text:s text:c="2"/>19 9723 3242 3247 3246]</text:p>
          </table:table-cell>
          <table:table-cell office:value-type="string" calcext:value-type="string">
            <text:p>[6.65793958e-01 2.80812271e-01 1.81343235e-01 7.25284626e-02 1.54460201e-02 4.54282771e-04 0.00000000e+00 0.00000000e+00 0.00000000e+00 0.00000000e+00]</text:p>
          </table:table-cell>
          <table:table-cell office:value-type="float" office:value="0.432661285731481" calcext:value-type="float">
            <text:p>0.432661285731481</text:p>
          </table:table-cell>
          <table:table-cell office:value-type="string" calcext:value-type="string">
            <text:p>[('Drama|Thriller|War', 0.6657939578277129), ('Mystery|Thriller', 0.2808122705269751), ('Crime|Drama', 0.1813432354762559), ('Comedy|Crime|Drama|Thriller', 0.07252846257442554), ('Adventure|Drama|IMAX', 0.01544602010006839), ('Action|Crime|Drama|Thriller', 0.0004542827714798032), ('Horror', 0.0), ('Comedy', 0.0), ('Crime|Drama', 0.0), ('Comedy', 0.0)]</text:p>
          </table:table-cell>
          <table:table-cell office:value-type="string" calcext:value-type="string">
            <text:p>['Fantasy|Sci-Fi']</text:p>
          </table:table-cell>
          <table:table-cell office:value-type="float" office:value="3.35593220338983" calcext:value-type="float">
            <text:p>3.35593220338983</text:p>
          </table:table-cell>
          <table:table-cell office:value-type="float" office:value="1.02944302637696" calcext:value-type="float">
            <text:p>1.029443026376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['Action|Adventure|Thriller', 'Action|Adventure|Comedy|Fantasy|Horror', 'Action|Adventure|Comedy|Romance|Thriller', 'Crime|Drama', 'Thriller', 'Action|Crime|Thriller', 'Drama', 'Drama|War', 'Crime|Drama|Romance', 'Action|Adventure|Horror|Sci-Fi', 'Crime|Drama', 'Drama|Romance|War', 'Action|Horror', 'Comedy|Crime|Drama|Thriller', 'Action|Romance|War|Western', 'Drama', 'Drama', 'Adventure|Comedy|Sci-Fi', 'Drama|Romance', 'Action|Comedy|Fantasy|Horror']</text:p>
          </table:table-cell>
          <table:table-cell office:value-type="float" office:value="0.980549335479736" calcext:value-type="float">
            <text:p>0.980549335479736</text:p>
          </table:table-cell>
          <table:table-cell office:value-type="float" office:value="0.0199999999999994" calcext:value-type="float">
            <text:p>0.019999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65" meta:object-count="0"/>
    <meta:generator>LibreOffice/6.0.7.3$Linux_X86_64 LibreOffice_project/00m0$Build-3</meta:generator>
  </office:meta>
</office:document-meta>
</file>